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style:font-name="Verdana" fo:font-size="10pt" fo:font-weight="bold" style:font-size-asian="10pt" style:font-weight-asian="bold" style:font-size-complex="10pt" style:font-weight-complex="bold"/>
    </style:style>
    <style:style style:name="P2" style:family="paragraph" style:parent-style-name="Standard">
      <style:text-properties style:font-name="Verdana" fo:font-size="10pt" style:font-size-asian="10pt" style:font-size-complex="10pt"/>
    </style:style>
    <style:style style:name="P3" style:family="paragraph" style:parent-style-name="Standard">
      <style:text-properties style:font-name="Verdana" fo:font-size="9pt" style:font-name-asian="Courier New" style:font-size-asian="9pt" style:font-name-complex="Courier New" style:font-size-complex="9pt"/>
    </style:style>
    <style:style style:name="P4" style:family="paragraph" style:parent-style-name="Standard">
      <style:text-properties fo:color="#000000" style:font-name="Verdana" fo:font-size="10pt" style:font-name-asian="Courier New" style:font-size-asian="10pt" style:font-name-complex="Courier New" style:font-size-complex="10pt"/>
    </style:style>
    <style:style style:name="P5" style:family="paragraph" style:parent-style-name="Standard">
      <style:text-properties style:font-name="Courier New" fo:font-size="10pt" style:font-name-asian="Courier New" style:font-size-asian="10pt" style:font-name-complex="Courier New" style:font-size-complex="10pt"/>
    </style:style>
    <style:style style:name="P6" style:family="paragraph" style:parent-style-name="Standard">
      <style:text-properties style:font-name="Courier New" fo:font-size="10pt" style:text-underline-style="none" style:font-name-asian="Courier New" style:font-size-asian="10pt" style:font-name-complex="Courier New" style:font-size-complex="10pt"/>
    </style:style>
    <style:style style:name="P7" style:family="paragraph" style:parent-style-name="Standard">
      <style:text-properties fo:color="#ff0000" style:font-name="Courier New" fo:font-size="10pt" style:font-name-asian="Courier New" style:font-size-asian="10pt" style:font-name-complex="Courier New" style:font-size-complex="10pt"/>
    </style:style>
    <style:style style:name="P8" style:family="paragraph" style:parent-style-name="Standard">
      <style:text-properties fo:color="#3f5fbf" style:font-name="Courier New" fo:font-size="10pt" style:font-name-asian="Courier New" style:font-size-asian="10pt" style:font-name-complex="Courier New" style:font-size-complex="10pt"/>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Verdana" fo:font-size="9pt" style:font-name-asian="Courier New" style:font-size-asian="9pt" style:font-name-complex="Courier New" style:font-size-complex="9pt"/>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0000" style:font-name="Verdana" fo:font-size="10pt" style:font-name-asian="Courier New" style:font-size-asian="10pt" style:font-name-complex="Courier New" style:font-size-complex="10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2" style:family="paragraph" style:parent-style-name="Standard">
      <style:paragraph-properties fo:margin-left="0cm" fo:margin-right="0cm" fo:text-align="start" style:justify-single-word="false" fo:text-indent="0cm" style:auto-text-indent="false" style:text-autospace="none"/>
      <style:text-properties style:font-name="Verdana" fo:font-size="9pt" style:font-name-asian="Courier New" style:font-size-asian="9pt" style:font-name-complex="Courier New" style:font-size-complex="9pt"/>
    </style:style>
    <style:style style:name="P13"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4"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1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text-underline-style="none" style:font-name-asian="Courier New" style:font-size-asian="10pt" style:font-name-complex="Courier New" style:font-size-complex="10pt"/>
    </style:style>
    <style:style style:name="P1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text-underline-style="none" style:font-size-asian="10pt" style:font-size-complex="10pt"/>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008080" style:font-name="Verdana" fo:font-size="9pt" style:font-name-asian="Courier New" style:font-size-asian="9pt" style:font-name-complex="Courier New" style:font-size-complex="9pt"/>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ff0000" style:font-name="Verdana" fo:font-size="9pt" style:font-name-asian="Courier New" style:font-size-asian="9pt" style:font-name-complex="Courier New" style:font-size-complex="9pt"/>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20" style:family="paragraph" style:parent-style-name="Standard">
      <style:paragraph-properties fo:break-before="page"/>
      <style:text-properties style:font-name="Verdana" fo:font-size="10pt" style:font-size-asian="10pt" style:font-size-complex="10pt"/>
    </style:style>
    <style:style style:name="P21" style:family="paragraph" style:parent-style-name="Standard">
      <style:text-properties style:font-name="Verdana" fo:font-size="10pt" style:font-size-asian="10pt" style:font-size-complex="10pt"/>
    </style:style>
    <style:style style:name="P22" style:family="paragraph" style:parent-style-name="Standard" style:list-style-name="L1">
      <style:text-properties style:font-name="Verdana" fo:font-size="10pt" style:font-size-asian="10pt" style:font-size-complex="10pt"/>
    </style:style>
    <style:style style:name="P23" style:family="paragraph" style:parent-style-name="Standard" style:list-style-name="L2">
      <style:text-properties style:font-name="Verdana" fo:font-size="10pt" style:font-size-asian="10pt" style:font-size-complex="10pt"/>
    </style:style>
    <style:style style:name="P24" style:family="paragraph" style:parent-style-name="Standard" style:list-style-name="L3">
      <style:text-properties style:font-name="Verdana" fo:font-size="10pt" style:font-size-asian="10pt" style:font-size-complex="10pt"/>
    </style:style>
    <style:style style:name="P25" style:family="paragraph" style:parent-style-name="Standard" style:list-style-name="L2">
      <style:text-properties fo:color="#000080" style:font-name="Verdana" fo:font-size="10pt" style:font-size-asian="10pt" style:font-size-complex="10pt"/>
    </style:style>
    <style:style style:name="P26" style:family="paragraph" style:parent-style-name="Standard">
      <style:text-properties style:font-name="Courier New" fo:font-size="10pt" style:font-name-asian="Courier New" style:font-size-asian="10pt" style:font-name-complex="Courier New" style:font-size-complex="10pt"/>
    </style:style>
    <style:style style:name="P27" style:family="paragraph" style:parent-style-name="Standard">
      <style:text-properties style:font-name="Courier New" fo:font-size="10pt" style:text-underline-style="none" style:font-name-asian="Courier New" style:font-size-asian="10pt" style:font-name-complex="Courier New" style:font-size-complex="10pt"/>
    </style:style>
    <style:style style:name="P28" style:family="paragraph" style:parent-style-name="Standard">
      <style:text-properties fo:color="#ff0000" style:font-name="Courier New" fo:font-size="10pt" style:font-name-asian="Courier New" style:font-size-asian="10pt" style:font-name-complex="Courier New" style:font-size-complex="10pt"/>
    </style:style>
    <style:style style:name="P29" style:family="paragraph" style:parent-style-name="Standard" style:list-style-name="L2">
      <style:paragraph-properties fo:margin-left="2.501cm" fo:margin-right="0cm" fo:text-indent="-0.635cm" style:auto-text-indent="false"/>
      <style:text-properties style:font-name="Verdana" fo:font-size="10pt" style:font-size-asian="10pt" style:font-size-complex="10pt"/>
    </style:style>
    <style:style style:name="P30" style:family="paragraph" style:parent-style-name="Standard" style:list-style-name="L2">
      <style:paragraph-properties fo:margin-left="2.501cm" fo:margin-right="0cm" fo:text-indent="-0.635cm" style:auto-text-indent="false"/>
      <style:text-properties fo:color="#000080" style:font-name="Verdana" fo:font-size="10pt" style:font-size-asian="10pt" style:font-size-complex="10pt"/>
    </style:style>
    <style:style style:name="P31" style:family="paragraph" style:parent-style-name="Standard" style:list-style-name="L2">
      <style:paragraph-properties fo:margin-left="3.752cm" fo:margin-right="0cm" fo:text-indent="-0.635cm" style:auto-text-indent="false"/>
      <style:text-properties fo:color="#000080" style:font-name="Verdana" fo:font-size="10pt" style:font-size-asian="10pt" style:font-size-complex="10pt"/>
    </style:style>
    <style:style style:name="P32"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4"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fo:color="#000000" style:font-name="Verdana" fo:font-size="9pt" style:text-underline-style="none" style:font-name-asian="Courier New" style:font-size-asian="9pt" style:font-name-complex="Courier New" style:font-size-complex="9pt"/>
    </style:style>
    <style:style style:name="P36" style:family="paragraph" style:parent-style-name="Standard">
      <style:paragraph-properties fo:margin-left="0cm" fo:margin-right="0cm" fo:text-align="start" style:justify-single-word="false" fo:text-indent="0cm" style:auto-text-indent="false" style:text-autospace="none"/>
      <style:text-properties fo:color="#000000" style:font-name="Verdana" fo:font-size="9pt" style:font-name-asian="Courier New" style:font-size-asian="9pt" style:font-name-complex="Courier New" style:font-size-complex="9pt"/>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8"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text-underline-style="none" style:font-name-asian="Courier New" style:font-size-asian="10pt" style:font-name-complex="Courier New" style:font-size-complex="10pt"/>
    </style:style>
    <style:style style:name="P40"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text-underline-style="none" style:font-name-asian="Courier New" style:font-size-asian="10pt" style:font-name-complex="Courier New" style:font-size-complex="10pt"/>
    </style:style>
    <style:style style:name="P41"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text-underline-style="none" style:font-size-asian="10pt" style:font-size-complex="10pt"/>
    </style:style>
    <style:style style:name="P42"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43"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44" style:family="paragraph" style:parent-style-name="Standard">
      <style:paragraph-properties fo:margin-left="0cm" fo:margin-right="0cm" fo:text-align="start" style:justify-single-word="false" fo:text-indent="0cm" style:auto-text-indent="false" style:text-autospace="none"/>
      <style:text-properties style:font-name="Verdana" fo:font-size="9pt" style:text-underline-style="none" style:font-name-asian="Courier New" style:font-size-asian="9pt" style:font-name-complex="Courier New" style:font-size-complex="9pt"/>
    </style:style>
    <style:style style:name="P45" style:family="paragraph" style:parent-style-name="Standard">
      <style:paragraph-properties fo:margin-left="0cm" fo:margin-right="0cm" fo:text-align="start" style:justify-single-word="false" fo:text-indent="0cm" style:auto-text-indent="false" fo:break-before="page" style:text-autospace="none"/>
      <style:text-properties fo:color="#000000" style:font-name="Verdana" fo:font-size="9pt" style:font-name-asian="Courier New" style:font-size-asian="9pt" style:font-name-complex="Courier New" style:font-size-complex="9pt"/>
    </style:style>
    <style:style style:name="P46" style:family="paragraph" style:parent-style-name="Standard">
      <style:paragraph-properties fo:break-before="page"/>
      <style:text-properties style:font-name="Verdana" fo:font-size="10pt" style:font-size-asian="10pt" style:font-size-complex="10pt"/>
    </style:style>
    <style:style style:name="P47" style:family="paragraph" style:parent-style-name="Heading_20_1">
      <style:text-properties style:font-name="Verdana" fo:font-size="10pt" style:font-size-asian="10pt" style:font-size-complex="10pt"/>
    </style:style>
    <style:style style:name="P48" style:family="paragraph" style:parent-style-name="Heading_20_2">
      <style:paragraph-properties fo:margin-top="0.423cm" fo:margin-bottom="0.212cm" fo:keep-with-next="always"/>
      <style:text-properties style:font-name="Verdana" fo:font-size="10pt" style:font-name-asian="Lucida Sans Unicode" style:font-size-asian="10pt" style:font-name-complex="Mangal" style:font-size-complex="10pt"/>
    </style:style>
    <style:style style:name="P49" style:family="paragraph" style:parent-style-name="Heading_20_3">
      <style:text-properties style:font-name="Verdana" fo:font-size="10pt" style:font-size-asian="10pt" style:font-size-complex="10pt"/>
    </style:style>
    <style:style style:name="T1" style:family="text">
      <style:text-properties fo:color="#7f0055" fo:font-weight="bold" style:font-weight-asian="bold" style:font-weight-complex="bold"/>
    </style:style>
    <style:style style:name="T2" style:family="text">
      <style:text-properties fo:color="#7f0055" fo:font-weight="bold" style:font-name-asian="Courier New" style:font-weight-asian="bold" style:font-name-complex="Courier New" style:font-weight-complex="bold"/>
    </style:style>
    <style:style style:name="T3" style:family="text">
      <style:text-properties fo:color="#7f0055" fo:font-size="10pt" fo:font-weight="bold" style:font-size-asian="10pt" style:font-weight-asian="bold" style:font-size-complex="10pt" style:font-weight-complex="bold"/>
    </style:style>
    <style:style style:name="T4" style:family="text">
      <style:text-properties fo:color="#000000"/>
    </style:style>
    <style:style style:name="T5" style:family="text">
      <style:text-properties fo:color="#000000" fo:font-style="italic" style:font-style-asian="italic" style:font-style-complex="italic"/>
    </style:style>
    <style:style style:name="T6" style:family="text">
      <style:text-properties fo:color="#000000" fo:font-size="10pt" style:font-size-asian="10pt" style:font-size-complex="10pt"/>
    </style:style>
    <style:style style:name="T7" style:family="text">
      <style:text-properties fo:color="#000000" fo:font-size="10pt" fo:font-style="italic" style:font-size-asian="10pt" style:font-style-asian="italic" style:font-size-complex="10pt" style:font-style-complex="italic"/>
    </style:style>
    <style:style style:name="T8" style:family="text">
      <style:text-properties fo:color="#000000" fo:font-weight="bold" style:font-weight-asian="bold" style:font-weight-complex="bold"/>
    </style:style>
    <style:style style:name="T9" style:family="text">
      <style:text-properties fo:color="#000000" style:font-name-asian="Courier New" style:font-name-complex="Courier New"/>
    </style:style>
    <style:style style:name="T10" style:family="text">
      <style:text-properties fo:color="#0000c0"/>
    </style:style>
    <style:style style:name="T11" style:family="text">
      <style:text-properties fo:color="#0000c0" fo:font-size="10pt" style:font-size-asian="10pt" style:font-size-complex="10pt"/>
    </style:style>
    <style:style style:name="T12" style:family="text">
      <style:text-properties fo:color="#0000c0" style:font-name-asian="Courier New" style:font-name-complex="Courier New"/>
    </style:style>
    <style:style style:name="T13" style:family="text">
      <style:text-properties fo:color="#0000c0" fo:font-style="italic" style:font-style-asian="italic" style:font-style-complex="italic"/>
    </style:style>
    <style:style style:name="T14" style:family="text">
      <style:text-properties fo:color="#00ae00"/>
    </style:style>
    <style:style style:name="T15" style:family="text">
      <style:text-properties fo:color="#008080"/>
    </style:style>
    <style:style style:name="T16" style:family="text">
      <style:text-properties fo:color="#008080" style:font-name-asian="Courier New" style:font-name-complex="Courier New"/>
    </style:style>
    <style:style style:name="T17" style:family="text">
      <style:text-properties fo:color="#3f7f7f"/>
    </style:style>
    <style:style style:name="T18" style:family="text">
      <style:text-properties fo:color="#3f7f7f" style:text-underline-style="solid" style:text-underline-width="auto" style:text-underline-color="font-color"/>
    </style:style>
    <style:style style:name="T19" style:family="text">
      <style:text-properties fo:color="#3f7f7f" style:font-name-asian="Courier New" style:font-name-complex="Courier New"/>
    </style:style>
    <style:style style:name="T20" style:family="text">
      <style:text-properties fo:color="#7f007f"/>
    </style:style>
    <style:style style:name="T21" style:family="text">
      <style:text-properties fo:color="#2a00ff"/>
    </style:style>
    <style:style style:name="T22" style:family="text">
      <style:text-properties fo:color="#2a00ff" fo:font-style="italic" style:font-style-asian="italic" style:font-style-complex="italic"/>
    </style:style>
    <style:style style:name="T23" style:family="text">
      <style:text-properties fo:color="#808080"/>
    </style:style>
    <style:style style:name="T24" style:family="text">
      <style:text-properties fo:color="#3f7f5f"/>
    </style:style>
    <style:style style:name="T25" style:family="text">
      <style:text-properties fo:color="#ff0000"/>
    </style:style>
    <style:style style:name="T26" style:family="text">
      <style:text-properties fo:color="#2a00e1" fo:font-style="italic" style:font-style-asian="italic" style:font-style-complex="italic"/>
    </style:style>
    <style:style style:name="T27" style:family="text">
      <style:text-properties fo:color="#3f5fb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CoolPHP</text:h>
      <text:p text:style-name="P1"/>
      <text:p text:style-name="P2">CoolPHP es un framework de desarrollo de aplicaciones web basado en el lenguaje de programación PHP.</text:p>
      <text:p text:style-name="P2">Su utilización permite la creación de sitios web de cierta complejidad gracias a la separación de los distintos niveles de implementación:</text:p>
      <text:p text:style-name="P2"/>
      <text:list xml:id="list3556872098142589196" text:style-name="L1">
        <text:list-item>
          <text:p text:style-name="P22">Acciones (Action)</text:p>
        </text:list-item>
        <text:list-item>
          <text:p text:style-name="P22">Servicios (Service)</text:p>
        </text:list-item>
        <text:list-item>
          <text:p text:style-name="P22">Modelo de datos (Model)</text:p>
        </text:list-item>
      </text:list>
      <text:p text:style-name="P2"/>
      <text:p text:style-name="P2">Además proporciona un acceso a diferentes orígenes de datos gracias a la interfaz que aporta las clases PDO (PHP Data Objects).</text:p>
      <text:p text:style-name="P2"/>
      <text:p text:style-name="P2">La estructura básica de directorios es la siguiente:</text:p>
      <text:p text:style-name="P2"/>
      <text:list xml:id="list5083298831112219642" text:style-name="L2">
        <text:list-item>
          <text:p text:style-name="P23">clases</text:p>
        </text:list-item>
        <text:list-item>
          <text:p text:style-name="P29">action</text:p>
        </text:list-item>
        <text:list-item>
          <text:p text:style-name="P29">model</text:p>
        </text:list-item>
        <text:list-item>
          <text:p text:style-name="P29">service</text:p>
        </text:list-item>
        <text:list-item>
          <text:p text:style-name="P29">util</text:p>
        </text:list-item>
        <text:list-item>
          <text:p text:style-name="P30">Action.php</text:p>
        </text:list-item>
        <text:list-item>
          <text:p text:style-name="P30">Conexion.php</text:p>
        </text:list-item>
        <text:list-item>
          <text:p text:style-name="P30">Config.php</text:p>
        </text:list-item>
        <text:list-item>
          <text:p text:style-name="P30">Consulta.php</text:p>
        </text:list-item>
        <text:list-item>
          <text:p text:style-name="P30">FK.php</text:p>
        </text:list-item>
        <text:list-item>
          <text:p text:style-name="P30">Model.php</text:p>
        </text:list-item>
        <text:list-item>
          <text:p text:style-name="P30">Service.php</text:p>
        </text:list-item>
        <text:list-item>
          <text:p text:style-name="P23">config</text:p>
        </text:list-item>
        <text:list-item>
          <text:p text:style-name="P30">context.php</text:p>
        </text:list-item>
        <text:list-item>
          <text:p text:style-name="P30">packages.php</text:p>
        </text:list-item>
        <text:list-item>
          <text:p text:style-name="P23">view</text:p>
        </text:list-item>
        <text:list-item>
          <text:p text:style-name="P29">includes</text:p>
        </text:list-item>
        <text:list-item>
          <text:p text:style-name="P29">js</text:p>
        </text:list-item>
        <text:list-item>
          <text:p text:style-name="P31">ajax.js</text:p>
        </text:list-item>
        <text:list-item>
          <text:p text:style-name="P31">functions.js</text:p>
        </text:list-item>
        <text:list-item>
          <text:p text:style-name="P25">functions.php</text:p>
        </text:list-item>
        <text:list-item>
          <text:p text:style-name="P25">index.php</text:p>
        </text:list-item>
        <text:list-item>
          <text:p text:style-name="P25">requires.php</text:p>
        </text:list-item>
      </text:list>
      <text:h text:style-name="P48" text:outline-level="2">Clases</text:h>
      <text:p text:style-name="P2">Contiene todos los ficheros de clases necesarios, tanto los básicos del framework como los nuevos ficheros que conformarán el grueso de nuestra aplicación.</text:p>
      <text:h text:style-name="P49" text:outline-level="3">Action</text:h>
      <text:p text:style-name="P2">Contiene las clases que se corresponden con las acciones posibles que se van a realizar. Todas deben extender a la clase abstracta Action para herdear sus propiedades.</text:p>
      <text:p text:style-name="P2">Habrá tantas clases tipo Action como entidades con las que interactuar existan. Por ejemplo, la clase UsuarioAction contendrá las acciones a realizar por parte del usuario. Podemos afirmar pues que los métodos que componen las clases tipo Action comprenden la interfaz de usuario con respecto a nuestra aplicación web.</text:p>
      <text:p text:style-name="P2">Para más información consultar el apartado referente a la utilización de las clases Action.Model</text:p>
      <text:p text:style-name="P2">Aquí encontramos las clases que se corresponden con el diseño de datos de nuestra aplicación. Generalmente habrá tantas clases Model como entidades o tablas de nuestra origen de datos. Siguiendo el ejemplo anterior, nuestra entidad usuario se codificará como la clase Usuario.</text:p>
      <text:p text:style-name="P2">Estas clases deben extender a la clase abstracta Model.</text:p>
      <text:p text:style-name="P2"><text:soft-page-break/>Para más información consultar el apartado referente a la utilización de las clases Model.</text:p>
      <text:h text:style-name="P49" text:outline-level="3">Service</text:h>
      <text:p text:style-name="P2">En este directorio almacenaremos las clases correspondientes a las operaciones a realizar de manera individual con cada entidad de nuestra aplicación. Así pues como ejemplo podemos citar que la clase UsuarioService será la que implementará las operaciones a realizar con los objetos de la clase Usuario.</text:p>
      <text:p text:style-name="P2">Estas clases deben extender a la clase abstracta Service, la cual ya provee una serie de operaciones elementales con la clase Model que le corresponda.</text:p>
      <text:p text:style-name="P2">Para más información consultar el apartado referente a la utilización de las clases Service.</text:p>
      <text:h text:style-name="P49" text:outline-level="3">Util</text:h>
      <text:p text:style-name="P2">Las clases que puedan ser de utilidad adicional a las acciones en las clases Action se pueden guardar aquí.</text:p>
      <text:h text:style-name="P49" text:outline-level="3">View</text:h>
      <text:p text:style-name="P2">En este directorio encontraremos los ficheros correspondientes a cada una de las vistas en código HTML, XML, etc. Tendremos un fichero para cada uno de los resultados de los action (aunque como veremos más adelante es posible que no definir una vista para este resultado). No obstante una vista puede incluir internamente otras vistas parciales.</text:p>
      <text:h text:style-name="P47" text:outline-level="1">Creando nuestra aplicación</text:h>
      <text:p text:style-name="P2">Vamos a entrar en detalle en el desarrollo de nuestra aplicación. Utilizaremos de ejemplo los ficheros que vienen con la aplicación base.</text:p>
      <text:h text:style-name="Heading_20_2" text:outline-level="2">Configuración del fichero context.php</text:h>
      <text:p text:style-name="P2">El archivo context.php que se encuentra en el directorio config, contendrá la configuración de nuestra aplicación: nombre, datos de acceso a base de datos y definiciones de los servicios (services) y acciones (actions) disponibles.</text:p>
      <text:p text:style-name="P2"/>
      <text:p text:style-name="P2">Vamos a repasar la configuración del mismo:</text:p>
      <text:p text:style-name="P2"/>
      <text:p text:style-name="P5"><text:span text:style-name="T25">&lt;?php</text:span><text:span text:style-name="T4"> </text:span></text:p>
      <text:p text:style-name="P13"><text:span text:style-name="T4"><text:tab/></text:span><text:span text:style-name="T1">if </text:span><text:span text:style-name="T4">(!</text:span><text:span text:style-name="T1">isset</text:span><text:span text:style-name="T4">($_SESSION[</text:span><text:span text:style-name="T10">'key'</text:span><text:span text:style-name="T4">]) or !</text:span><text:span text:style-name="T1">isset</text:span><text:span text:style-name="T4">($key) or $key != $_SESSION[</text:span><text:span text:style-name="T10">'key'</text:span><text:span text:style-name="T4">])</text:span></text:p>
      <text:p text:style-name="P13"><text:span text:style-name="T4"><text:tab/><text:tab/></text:span><text:span text:style-name="T1">exit</text:span><text:span text:style-name="T4">();</text:span></text:p>
      <text:p text:style-name="P13"><text:span text:style-name="T4"><text:tab/></text:span><text:span text:style-name="T1">echo </text:span><text:span text:style-name="T10">'&lt;?xml version="1.0" encoding="UTF-8"?&gt;'</text:span><text:span text:style-name="T4">;</text:span></text:p>
      <text:p text:style-name="P19">?&gt;</text:p>
      <text:p text:style-name="P2"/>
      <text:p text:style-name="P2">Este bloque de código PHP se dejará sin modificar y sirve para evitar que el contenido del fichero se muestre en el navegador del usuario si es leído directamente.</text:p>
      <text:p text:style-name="P2"/>
      <text:p text:style-name="P2">Luego nos encontramos con el inicio de la etiqueta raíz context, que englobla el código XML de configuración:</text:p>
      <text:p text:style-name="P2"/>
      <text:p text:style-name="P6"><text:span text:style-name="T15">&lt;</text:span><text:span text:style-name="T17">context</text:span><text:span text:style-name="T15">&gt; … &lt;/</text:span><text:span text:style-name="T17">context</text:span><text:span text:style-name="T15">&gt;</text:span></text:p>
      <text:p text:style-name="P2"/>
      <text:p text:style-name="P2">Dentro de ésta, las siguientes etiquetas designan nombres de constantes para las variables de configuración de la aplicación, las cuales podremos usar dentro de nuestro código como constantes del mismo nombre en mayúsculas:</text:p>
      <text:p text:style-name="P2"/>
      <text:p text:style-name="P6"><text:span text:style-name="T15">&lt;</text:span><text:span text:style-name="T17">appname</text:span><text:span text:style-name="T15">&gt;</text:span><text:span text:style-name="T4">CoolPHP</text:span><text:span text:style-name="T15">&lt;/</text:span><text:span text:style-name="T17">appname</text:span><text:span text:style-name="T15">&gt;</text:span></text:p>
      <text:p text:style-name="P2"/>
      <text:p text:style-name="P2">Esto equivale en nuestro a disponer de una constante llamada APPNAME:</text:p>
      <text:p text:style-name="P2"/>
      <text:p text:style-name="P5"><text:span text:style-name="T15">&lt;</text:span><text:span text:style-name="T17">title</text:span><text:span text:style-name="T15">&gt;</text:span><text:span text:style-name="T4">Nombre de la página - </text:span><text:span text:style-name="T25">&lt;?php</text:span><text:span text:style-name="T4"> </text:span><text:span text:style-name="T1">echo </text:span><text:span text:style-name="T4">APPNAME; </text:span><text:span text:style-name="T25">?&gt;</text:span><text:span text:style-name="T15">&lt;/</text:span><text:span text:style-name="T17">title</text:span><text:span text:style-name="T15">&gt;</text:span></text:p>
      <text:p text:style-name="P2"/>
      <text:p text:style-name="P20">Lo siguiente es la etiqueta db que identifica los valores de configuración de acceso al origen de datos:</text:p>
      <text:p text:style-name="P2"/>
      <text:p text:style-name="P8">&lt;!-- Origen de datos --&gt;</text:p>
      <text:p text:style-name="P15"><text:span text:style-name="T15">&lt;</text:span><text:span text:style-name="T17">db</text:span><text:span text:style-name="T15">&gt;</text:span></text:p>
      <text:p text:style-name="P15"><text:span text:style-name="T4"><text:tab/></text:span><text:span text:style-name="T15">&lt;</text:span><text:span text:style-name="T17">url</text:span> <text:span text:style-name="T20">value</text:span><text:span text:style-name="T4">=</text:span><text:span text:style-name="T22">"mysql:dbname=coolphp;host=localhost"</text:span> <text:span text:style-name="T15">/&gt;</text:span></text:p>
      <text:p text:style-name="P15"><text:span text:style-name="T4"><text:tab/></text:span><text:span text:style-name="T15">&lt;</text:span><text:span text:style-name="T17">username</text:span> <text:span text:style-name="T20">value</text:span><text:span text:style-name="T4">=</text:span><text:span text:style-name="T22">"coolphp"</text:span> <text:span text:style-name="T15">/&gt;</text:span></text:p>
      <text:p text:style-name="P15"><text:span text:style-name="T4"><text:tab/></text:span><text:span text:style-name="T15">&lt;</text:span><text:span text:style-name="T17">password</text:span> <text:span text:style-name="T20">value</text:span><text:span text:style-name="T4">=</text:span><text:span text:style-name="T22">"060402"</text:span> <text:span text:style-name="T15">/&gt;</text:span></text:p>
      <text:p text:style-name="P14"><text:span text:style-name="T16">&lt;/</text:span><text:span text:style-name="T19">db</text:span><text:span text:style-name="T16">&gt;</text:span></text:p>
      <text:p text:style-name="P2"/>
      <text:p text:style-name="P2">Dentro podemos comprobar que existen tres nodos que son los siguientes:</text:p>
      <text:p text:style-name="P2"/>
      <text:list xml:id="list6520817028837995629" text:style-name="L3">
        <text:list-item>
          <text:p text:style-name="P24">url: se trata de la cadena de conexión de nuestra base de datos, llamada también DSN (Data Source Name). Suele constar en ella el host y el nombre del origen de datos al que nos conectamos. Para más información sobre cómo construir nuestra cadena de conexión consultar la documentación específica de PDO: <text:a xlink:type="simple" xlink:href="http://www.php.net/manual/en/pdo.drivers.php">http://www.php.net/manual/en/pdo.drivers.php</text:a>.</text:p>
        </text:list-item>
        <text:list-item>
          <text:p text:style-name="P24">username: el usuario para conectar a la base de datos.</text:p>
        </text:list-item>
        <text:list-item>
          <text:p text:style-name="P24">password: la contraseña del usuario anterior.</text:p>
        </text:list-item>
      </text:list>
      <text:p text:style-name="P2"/>
      <text:p text:style-name="P2">Las siguientes etiquetas service hacen referencia a los servicios que tenemos creados en la aplicación, y se trata de nombres simbólicos para designar a nuestras clases de tipo Service.</text:p>
      <text:p text:style-name="P2"/>
      <text:p text:style-name="P8">&lt;!-- Services --&gt;</text:p>
      <text:p text:style-name="P15"><text:span text:style-name="T15">&lt;</text:span><text:span text:style-name="T17">service</text:span> <text:span text:style-name="T20">id</text:span><text:span text:style-name="T4">=</text:span><text:span text:style-name="T22">"usuarioService"</text:span> <text:span text:style-name="T20">class</text:span><text:span text:style-name="T4">=</text:span><text:span text:style-name="T22">"UsuarioService"</text:span> <text:span text:style-name="T15">/&gt;</text:span></text:p>
      <text:p text:style-name="P2"/>
      <text:p text:style-name="P2">Tendremos pues tantas etiquetas de nombre service como clases haya. En este ejemplo vamos a indicar que hay un servicio que se va a llamar usuarioService (mediante la propiedad id) y que hará referencia a la clase UsuarioService (propiedad class).</text:p>
      <text:p text:style-name="P2">Esto significa que deberá existir un archivo con la clase UsuarioService llamado UsuarioService.php dentro de la carpeta clases/service.</text:p>
      <text:p text:style-name="P2"/>
      <text:p text:style-name="P2">Ahora vamos a identificar las acciones del sistema con sus correspondientes clases, y a vincular los servicios que vayan a ser usados en ellas.</text:p>
      <text:p text:style-name="P2"/>
      <text:p text:style-name="P8">&lt;!-- Actions --&gt;</text:p>
      <text:p text:style-name="P15"><text:span text:style-name="T15">&lt;</text:span><text:span text:style-name="T17">action</text:span> <text:span text:style-name="T20">id</text:span><text:span text:style-name="T4">=</text:span><text:span text:style-name="T22">"usuarioAction"</text:span> <text:span text:style-name="T20">class</text:span><text:span text:style-name="T4">=</text:span><text:span text:style-name="T22">"UsuarioAction"</text:span><text:span text:style-name="T15">&gt;</text:span></text:p>
      <text:p text:style-name="P15"><text:span text:style-name="T4"><text:tab/></text:span><text:span text:style-name="T15">&lt;</text:span><text:span text:style-name="T17">service</text:span> <text:span text:style-name="T20">ref</text:span><text:span text:style-name="T4">=</text:span><text:span text:style-name="T22">"usuarioService"</text:span> <text:span text:style-name="T15">/&gt;</text:span></text:p>
      <text:p text:style-name="P14"><text:span text:style-name="T16">&lt;/</text:span><text:span text:style-name="T19">action</text:span><text:span text:style-name="T16">&gt;</text:span></text:p>
      <text:p text:style-name="P2"/>
      <text:p text:style-name="P2">La etiqueta action define mediante la propiedad id el nombre que vamos a darle a nuestro action, y gracias a la propiedad class, el nombre de la clase.</text:p>
      <text:p text:style-name="P2">En este ejemplo el action llamado usuarioAction va a hacer referencia a la clase UsuarioAction, que deberá estar implementada en un fichero UsuarioAction.php dentro del directorio clases/action.</text:p>
      <text:p text:style-name="P2"/>
      <text:p text:style-name="P2">Dentro de esta etiqueta action podremos añadir nodos con la etiqueta service que serviran para indicar qué servicios de los definidos antes vamos a usar en el action.</text:p>
      <text:p text:style-name="P2"/>
      <text:p text:style-name="P6"><text:span text:style-name="T15">&lt;</text:span><text:span text:style-name="T17">action</text:span> <text:span text:style-name="T20">id</text:span><text:span text:style-name="T4">=</text:span><text:span text:style-name="T22">"mensajeAction"</text:span> <text:span text:style-name="T20">class</text:span><text:span text:style-name="T4">=</text:span><text:span text:style-name="T22">"MensajeAction"</text:span><text:span text:style-name="T15">&gt;</text:span></text:p>
      <text:p text:style-name="P15"><text:span text:style-name="T4"><text:tab/></text:span><text:span text:style-name="T15">&lt;</text:span><text:span text:style-name="T17">service</text:span> <text:span text:style-name="T20">ref</text:span><text:span text:style-name="T4">=</text:span><text:span text:style-name="T22">"mensajeService"</text:span> <text:span text:style-name="T15">/&gt;</text:span></text:p>
      <text:p text:style-name="P15"><text:span text:style-name="T4"><text:tab/></text:span><text:span text:style-name="T15">&lt;</text:span><text:span text:style-name="T17">service</text:span> <text:span text:style-name="T20">ref</text:span><text:span text:style-name="T4">=</text:span><text:span text:style-name="T22">"usuarioService"</text:span> <text:span text:style-name="T15">/&gt;</text:span></text:p>
      <text:p text:style-name="P14"><text:span text:style-name="T16">&lt;/</text:span><text:span text:style-name="T19">action</text:span><text:span text:style-name="T16">&gt;</text:span></text:p>
      <text:p text:style-name="P2"/>
      <text:p text:style-name="P2">En este ejemplo estamos poniendo a disponibilidad de mensajeAction los servicios mensajeService y usuarioService.</text:p>
      <text:p text:style-name="P2"/>
      <text:p text:style-name="P20">Será necesario que estos servicios sean propiedades protegidas dentro de la clase MensajeAction, de la manera siguiente:</text:p>
      <text:p text:style-name="P2"/>
      <text:p text:style-name="P7">&lt;?php</text:p>
      <text:p text:style-name="P13"><text:span text:style-name="T4"><text:tab/></text:span><text:span text:style-name="T1">class </text:span><text:span text:style-name="T4">MensajeAction </text:span><text:span text:style-name="T1">extends </text:span><text:span text:style-name="T4">Action</text:span></text:p>
      <text:p text:style-name="P11"><text:tab/>{</text:p>
      <text:p text:style-name="P13"><text:span text:style-name="T4"><text:tab/><text:tab/></text:span><text:span text:style-name="T1">protected </text:span><text:span text:style-name="T10">$mensajeService</text:span><text:span text:style-name="T4">;</text:span></text:p>
      <text:p text:style-name="P14"><text:span text:style-name="T9"><text:tab/><text:tab/></text:span><text:span text:style-name="T2">protected </text:span><text:span text:style-name="T12">$usuarioService</text:span><text:span text:style-name="T9">;</text:span></text:p>
      <text:p text:style-name="P11"><text:tab/><text:tab/>...</text:p>
      <text:p text:style-name="P2"/>
      <text:p text:style-name="P2">Bastará luego con usar el miembro del mismo nombre que hemos dado en el atributo id del servicio en el código de los métodos del action MensajeAction:</text:p>
      <text:p text:style-name="P2"/>
      <text:p text:style-name="P5"><text:span text:style-name="T4">$mensaje = $this-&gt;</text:span><text:span text:style-name="T10">mensajeService</text:span><text:span text:style-name="T4">-&gt;findById($_GET[</text:span><text:span text:style-name="T10">'id_mensaje'</text:span><text:span text:style-name="T4">]);</text:span></text:p>
      <text:p text:style-name="P2"/>
      <text:p text:style-name="P2">A continuación mostramos el código completo del fichero context.php del ejemplo descrito:</text:p>
      <text:p text:style-name="P2"/>
      <text:p text:style-name="P5"><text:span text:style-name="T25">&lt;?php</text:span><text:span text:style-name="T4"> </text:span></text:p>
      <text:p text:style-name="P13"><text:span text:style-name="T4"><text:tab/></text:span><text:span text:style-name="T1">if </text:span><text:span text:style-name="T4">(!</text:span><text:span text:style-name="T1">isset</text:span><text:span text:style-name="T4">($_SESSION[</text:span><text:span text:style-name="T10">'key'</text:span><text:span text:style-name="T4">]) or !</text:span><text:span text:style-name="T1">isset</text:span><text:span text:style-name="T4">($key) or $key != $_SESSION[</text:span><text:span text:style-name="T10">'key'</text:span><text:span text:style-name="T4">])</text:span></text:p>
      <text:p text:style-name="P13"><text:span text:style-name="T4"><text:tab/><text:tab/></text:span><text:span text:style-name="T1">exit</text:span><text:span text:style-name="T4">();</text:span></text:p>
      <text:p text:style-name="P13"><text:span text:style-name="T4"><text:tab/></text:span><text:span text:style-name="T1">echo </text:span><text:span text:style-name="T10">'&lt;?xml version="1.0" encoding="UTF-8"?&gt;'</text:span><text:span text:style-name="T4">;</text:span></text:p>
      <text:p text:style-name="P19">?&gt;</text:p>
      <text:p text:style-name="P15"><text:span text:style-name="T15">&lt;</text:span><text:span text:style-name="T17">context</text:span><text:span text:style-name="T15">&gt;</text:span></text:p>
      <text:p text:style-name="P15"><text:span text:style-name="T4"><text:tab/></text:span><text:span text:style-name="T15">&lt;</text:span><text:span text:style-name="T17">appname</text:span><text:span text:style-name="T15">&gt;</text:span><text:span text:style-name="T4">CoolPHP</text:span><text:span text:style-name="T15">&lt;/</text:span><text:span text:style-name="T17">appname</text:span><text:span text:style-name="T15">&gt;</text:span></text:p>
      <text:p text:style-name="P15"><text:span text:style-name="T4"><text:tab/></text:span><text:span text:style-name="T27">&lt;!-- Origen de datos --&gt;</text:span></text:p>
      <text:p text:style-name="P15"><text:span text:style-name="T4"><text:tab/></text:span><text:span text:style-name="T15">&lt;</text:span><text:span text:style-name="T17">db</text:span><text:span text:style-name="T15">&gt;</text:span></text:p>
      <text:p text:style-name="P15"><text:span text:style-name="T4"><text:tab/><text:tab/></text:span><text:span text:style-name="T15">&lt;</text:span><text:span text:style-name="T17">url</text:span> <text:span text:style-name="T20">value</text:span><text:span text:style-name="T4">=</text:span><text:span text:style-name="T22">"mysql:dbname=coolphp;host=localhost"</text:span> <text:span text:style-name="T15">/&gt;</text:span></text:p>
      <text:p text:style-name="P15"><text:span text:style-name="T4"><text:tab/><text:tab/></text:span><text:span text:style-name="T15">&lt;</text:span><text:span text:style-name="T17">username</text:span> <text:span text:style-name="T20">value</text:span><text:span text:style-name="T4">=</text:span><text:span text:style-name="T22">"coolphp"</text:span> <text:span text:style-name="T15">/&gt;</text:span></text:p>
      <text:p text:style-name="P15"><text:span text:style-name="T4"><text:tab/><text:tab/></text:span><text:span text:style-name="T15">&lt;</text:span><text:span text:style-name="T17">password</text:span> <text:span text:style-name="T20">value</text:span><text:span text:style-name="T4">=</text:span><text:span text:style-name="T22">"060402"</text:span> <text:span text:style-name="T15">/&gt;</text:span></text:p>
      <text:p text:style-name="P15"><text:span text:style-name="T4"><text:tab/></text:span><text:span text:style-name="T15">&lt;/</text:span><text:span text:style-name="T17">db</text:span><text:span text:style-name="T15">&gt;</text:span></text:p>
      <text:p text:style-name="P15"><text:span text:style-name="T4"><text:tab/></text:span><text:span text:style-name="T27">&lt;!-- Services --&gt;</text:span></text:p>
      <text:p text:style-name="P15"><text:span text:style-name="T4"><text:tab/></text:span><text:span text:style-name="T15">&lt;</text:span><text:span text:style-name="T17">service</text:span> <text:span text:style-name="T20">id</text:span><text:span text:style-name="T4">=</text:span><text:span text:style-name="T22">"usuarioService"</text:span> <text:span text:style-name="T20">class</text:span><text:span text:style-name="T4">=</text:span><text:span text:style-name="T22">"UsuarioService"</text:span> <text:span text:style-name="T15">/&gt;</text:span></text:p>
      <text:p text:style-name="P15"><text:span text:style-name="T4"><text:tab/></text:span><text:span text:style-name="T15">&lt;</text:span><text:span text:style-name="T17">service</text:span> <text:span text:style-name="T20">id</text:span><text:span text:style-name="T4">=</text:span><text:span text:style-name="T22">"mensajeService"</text:span> <text:span text:style-name="T20">class</text:span><text:span text:style-name="T4">=</text:span><text:span text:style-name="T22">"MensajeService"</text:span> <text:span text:style-name="T15">/&gt;</text:span></text:p>
      <text:p text:style-name="P15"><text:span text:style-name="T4"><text:tab/></text:span><text:span text:style-name="T27">&lt;!-- Actions --&gt;</text:span></text:p>
      <text:p text:style-name="P15"><text:span text:style-name="T4"><text:tab/></text:span><text:span text:style-name="T15">&lt;</text:span><text:span text:style-name="T17">action</text:span> <text:span text:style-name="T20">id</text:span><text:span text:style-name="T4">=</text:span><text:span text:style-name="T22">"usuarioAction"</text:span> <text:span text:style-name="T20">class</text:span><text:span text:style-name="T4">=</text:span><text:span text:style-name="T22">"UsuarioAction"</text:span><text:span text:style-name="T15">&gt;</text:span></text:p>
      <text:p text:style-name="P15"><text:span text:style-name="T4"><text:s text:c="4"/><text:tab/><text:tab/></text:span><text:span text:style-name="T15">&lt;</text:span><text:span text:style-name="T17">service</text:span> <text:span text:style-name="T20">ref</text:span><text:span text:style-name="T4">=</text:span><text:span text:style-name="T22">"usuarioService"</text:span> <text:span text:style-name="T15">/&gt;</text:span></text:p>
      <text:p text:style-name="P15"><text:span text:style-name="T4"><text:tab/></text:span><text:span text:style-name="T15">&lt;/</text:span><text:span text:style-name="T17">action</text:span><text:span text:style-name="T15">&gt;</text:span></text:p>
      <text:p text:style-name="P15"><text:span text:style-name="T4"><text:tab/></text:span><text:span text:style-name="T15">&lt;</text:span><text:span text:style-name="T17">action</text:span> <text:span text:style-name="T20">id</text:span><text:span text:style-name="T4">=</text:span><text:span text:style-name="T22">"mensajeAction"</text:span> <text:span text:style-name="T20">class</text:span><text:span text:style-name="T4">=</text:span><text:span text:style-name="T22">"MensajeAction"</text:span><text:span text:style-name="T15">&gt;</text:span></text:p>
      <text:p text:style-name="P15"><text:span text:style-name="T4"><text:tab/><text:tab/></text:span><text:span text:style-name="T15">&lt;</text:span><text:span text:style-name="T17">service</text:span> <text:span text:style-name="T20">ref</text:span><text:span text:style-name="T4">=</text:span><text:span text:style-name="T22">"mensajeService"</text:span> <text:span text:style-name="T15">/&gt;</text:span></text:p>
      <text:p text:style-name="P15"><text:span text:style-name="T4"><text:s text:c="4"/><text:tab/><text:tab/></text:span><text:span text:style-name="T15">&lt;</text:span><text:span text:style-name="T17">service</text:span> <text:span text:style-name="T20">ref</text:span><text:span text:style-name="T4">=</text:span><text:span text:style-name="T22">"usuarioService"</text:span> <text:span text:style-name="T15">/&gt;</text:span></text:p>
      <text:p text:style-name="P15"><text:span text:style-name="T4"><text:tab/></text:span><text:span text:style-name="T15">&lt;/</text:span><text:span text:style-name="T17">action</text:span><text:span text:style-name="T15">&gt;</text:span></text:p>
      <text:p text:style-name="P14"><text:span text:style-name="T16">&lt;/</text:span><text:span text:style-name="T19">context</text:span><text:span text:style-name="T16">&gt;</text:span></text:p>
      <text:h text:style-name="Heading_20_2" text:outline-level="2">Configuración del fichero packages.php</text:h>
      <text:p text:style-name="P2">El archivo packages.php se encuentra dentro del directorio config.</text:p>
      <text:p text:style-name="P2">En éste vamos a indicar los actions y qué vistas van a usarse según el resultado que devuelva cada uno.</text:p>
      <text:p text:style-name="P2">Estos actions se agrupan dentro de etiquetas denominadas packages que generamente designan las acciones a llevar a cabo dentro de cada entidad.</text:p>
      <text:p text:style-name="P2"/>
      <text:p text:style-name="P5"><text:span text:style-name="T25">&lt;?php</text:span><text:span text:style-name="T4"> </text:span></text:p>
      <text:p text:style-name="P13"><text:span text:style-name="T4"><text:tab/></text:span><text:span text:style-name="T1">if </text:span><text:span text:style-name="T4">(!</text:span><text:span text:style-name="T1">isset</text:span><text:span text:style-name="T4">($_SESSION[</text:span><text:span text:style-name="T10">'key'</text:span><text:span text:style-name="T4">]) or !</text:span><text:span text:style-name="T1">isset</text:span><text:span text:style-name="T4">($key) or $key != $_SESSION[</text:span><text:span text:style-name="T10">'key'</text:span><text:span text:style-name="T4">])</text:span></text:p>
      <text:p text:style-name="P13"><text:span text:style-name="T4"><text:tab/><text:tab/></text:span><text:span text:style-name="T1">exit</text:span><text:span text:style-name="T4">();</text:span></text:p>
      <text:p text:style-name="P13"><text:span text:style-name="T4"><text:tab/></text:span><text:span text:style-name="T1">echo </text:span><text:span text:style-name="T10">'&lt;?xml version="1.0" encoding="UTF-8"?&gt;'</text:span><text:span text:style-name="T4">;</text:span></text:p>
      <text:p text:style-name="P19">?&gt;</text:p>
      <text:p text:style-name="P15"><text:span text:style-name="T15">&lt;</text:span><text:span text:style-name="T17">packages</text:span><text:span text:style-name="T15">&gt;</text:span></text:p>
      <text:p text:style-name="P15"><text:span text:style-name="T4"><text:tab/></text:span><text:span text:style-name="T15">&lt;</text:span><text:span text:style-name="T17">package</text:span> <text:span text:style-name="T20">name</text:span><text:span text:style-name="T4">=</text:span><text:span text:style-name="T22">"usuario"</text:span><text:span text:style-name="T15">&gt;</text:span></text:p>
      <text:p text:style-name="P15"><text:span text:style-name="T4"><text:tab/><text:tab/></text:span><text:span text:style-name="T15">&lt;</text:span><text:span text:style-name="T17">action</text:span> <text:span text:style-name="T20">name</text:span><text:span text:style-name="T4">=</text:span><text:span text:style-name="T22">"index"</text:span> <text:span text:style-name="T20">method</text:span><text:span text:style-name="T4">=</text:span><text:span text:style-name="T22">"index"</text:span> <text:span text:style-name="T20">class</text:span><text:span text:style-name="T4">=</text:span><text:span text:style-name="T22">"usuarioAction"</text:span><text:span text:style-name="T15">&gt;</text:span></text:p>
      <text:p text:style-name="P15"><text:span text:style-name="T4"><text:tab/><text:tab/><text:tab/></text:span><text:span text:style-name="T15">&lt;</text:span><text:span text:style-name="T17">result</text:span> <text:span text:style-name="T20">name</text:span><text:span text:style-name="T4">=</text:span><text:span text:style-name="T22">"success"</text:span><text:span text:style-name="T15">&gt;</text:span><text:span text:style-name="T4">/index.php</text:span><text:span text:style-name="T15">&lt;/</text:span><text:span text:style-name="T17">result</text:span><text:span text:style-name="T15">&gt;</text:span></text:p>
      <text:p text:style-name="P16"><text:span text:style-name="T9"><text:tab/><text:tab/></text:span><text:span text:style-name="T16">&lt;/</text:span><text:span text:style-name="T19">action</text:span><text:span text:style-name="T16">&gt;</text:span></text:p>
      <text:p text:style-name="P6"><text:span text:style-name="T15"><text:tab/>&lt;/</text:span><text:span text:style-name="T17">package</text:span><text:span text:style-name="T15">&gt;</text:span></text:p>
      <text:p text:style-name="P16"><text:span text:style-name="T16">&lt;/</text:span><text:span text:style-name="T19">packages</text:span><text:span text:style-name="T16">&gt;</text:span></text:p>
      <text:p text:style-name="P2"><text:soft-page-break/>En este ejemplo hemos definido un paquete que se llamará usuario mediante la etiqueta package y el atributo id:</text:p>
      <text:p text:style-name="P2"/>
      <text:p text:style-name="P15"><text:span text:style-name="T15">&lt;</text:span><text:span text:style-name="T17">package</text:span> <text:span text:style-name="T20">name</text:span><text:span text:style-name="T4">=</text:span><text:span text:style-name="T22">"usuario"</text:span><text:span text:style-name="T15">&gt;</text:span></text:p>
      <text:p text:style-name="P2"/>
      <text:p text:style-name="P2">Dentro hemos añadido otro nodo con la etiqueta action, cuya propiedad name hace referencia a la acción que se vaya a realizar y de la que haremos uso cuando vayamos a realizar.</text:p>
      <text:p text:style-name="P2">Luego la propiedad class indica la clase a usar, en este caso usuarioAction (Cuya definición hemos indicado en el fichero context.php). </text:p>
      <text:p text:style-name="P2">El atributo method hace referencia al método dentro de la clase UsuarioAction que va a ser llamado una vez se ejecute el action. En este caso hemos optado por un método llamado index.</text:p>
      <text:p text:style-name="P2"/>
      <text:p text:style-name="P15"><text:span text:style-name="T15">&lt;</text:span><text:span text:style-name="T17">action</text:span> <text:span text:style-name="T20">name</text:span><text:span text:style-name="T4">=</text:span><text:span text:style-name="T22">"index"</text:span> <text:span text:style-name="T20">method</text:span><text:span text:style-name="T4">=</text:span><text:span text:style-name="T22">"index"</text:span> <text:span text:style-name="T20">class</text:span><text:span text:style-name="T4">=</text:span><text:span text:style-name="T22">"usuarioAction"</text:span><text:span text:style-name="T15">&gt;</text:span></text:p>
      <text:p text:style-name="P15"><text:span text:style-name="T4"><text:tab/></text:span><text:span text:style-name="T15">&lt;</text:span><text:span text:style-name="T17">result</text:span> <text:span text:style-name="T20">name</text:span><text:span text:style-name="T4">=</text:span><text:span text:style-name="T22">"success"</text:span><text:span text:style-name="T15">&gt;</text:span><text:span text:style-name="T4">/index.php</text:span><text:span text:style-name="T15">&lt;/</text:span><text:span text:style-name="T17">result</text:span><text:span text:style-name="T15">&gt;</text:span></text:p>
      <text:p text:style-name="P15"><text:span text:style-name="T15">&lt;/</text:span><text:span text:style-name="T17">action</text:span><text:span text:style-name="T15">&gt;</text:span></text:p>
      <text:p text:style-name="P2"/>
      <text:p text:style-name="P2">Un ejemplo muy simple de esta clase UsuarioAction sería la siguiente:</text:p>
      <text:p text:style-name="P2"/>
      <text:p text:style-name="P7">&lt;?php</text:p>
      <text:p text:style-name="P13"><text:span text:style-name="T4"><text:tab/></text:span><text:span text:style-name="T1">class </text:span><text:span text:style-name="T4">UsuarioAction </text:span><text:span text:style-name="T1">extends </text:span><text:span text:style-name="T4">Action</text:span></text:p>
      <text:p text:style-name="P11"><text:tab/>{</text:p>
      <text:p text:style-name="P13"><text:span text:style-name="T4"><text:tab/><text:tab/></text:span><text:span text:style-name="T1">public function </text:span><text:span text:style-name="T4">index()</text:span></text:p>
      <text:p text:style-name="P11"><text:tab/><text:tab/>{</text:p>
      <text:p text:style-name="P13"><text:span text:style-name="T4"><text:tab/><text:tab/><text:tab/></text:span><text:span text:style-name="T1">return </text:span><text:span text:style-name="T10">'success'</text:span><text:span text:style-name="T4">;</text:span></text:p>
      <text:p text:style-name="P11"><text:tab/><text:tab/>}</text:p>
      <text:p text:style-name="P2"/>
      <text:p text:style-name="P2">Como vemos, nuestro método nos va a devolver una cadena con el valor 'success'. Digamos que es el valor de retorno por defecto, y tendremos que diseñar una vista de acuerdo a este resultado.</text:p>
      <text:p text:style-name="P2"/>
      <text:p text:style-name="P2">También existe la posibilidad de no especificar un fichero de vista para aquellas operaciones que no se vayan a mostrar en pantalla, de la siguiente forma:</text:p>
      <text:p text:style-name="P2"/>
      <text:p text:style-name="P15"><text:span text:style-name="T15">&lt;</text:span><text:span text:style-name="T17">result</text:span> <text:span text:style-name="T20">name</text:span><text:span text:style-name="T4">=</text:span><text:span text:style-name="T22">"success"</text:span><text:span text:style-name="T15">&gt;</text:span><text:span text:style-name="T15">&lt;/</text:span><text:span text:style-name="T17">result</text:span><text:span text:style-name="T15">&gt;</text:span></text:p>
      <text:p text:style-name="P2"/>
      <text:p text:style-name="P2">O en otros casos es posible indicar el nombre de otro action que hayamos definido para hacer una redirección a éste.</text:p>
      <text:p text:style-name="P2">Hay que tener en cuenta que en estos casos las variables que utilicemos en el método de nuestro action no estarán disponibles en el action destino.</text:p>
      <text:p text:style-name="P2"/>
      <text:p text:style-name="P6"><text:span text:style-name="T15">&lt;</text:span><text:span text:style-name="T17">action</text:span> <text:span text:style-name="T20">name</text:span><text:span text:style-name="T4">=</text:span><text:span text:style-name="T22">"index_user"</text:span> <text:span text:style-name="T20">method</text:span><text:span text:style-name="T4">=</text:span><text:span text:style-name="T22">"index"</text:span> <text:span text:style-name="T20">class</text:span><text:span text:style-name="T4">=</text:span><text:span text:style-name="T22">"usuarioAction"</text:span><text:span text:style-name="T15">&gt;</text:span></text:p>
      <text:p text:style-name="P40"><text:span text:style-name="T4"><text:tab/></text:span><text:span text:style-name="T15">&lt;</text:span><text:span text:style-name="T17">result</text:span> <text:span text:style-name="T20">name</text:span><text:span text:style-name="T4">=</text:span><text:span text:style-name="T22">"success"</text:span><text:span text:style-name="T15">&gt;</text:span><text:span text:style-name="T4">/index.php</text:span><text:span text:style-name="T15">&lt;/</text:span><text:span text:style-name="T17">result</text:span><text:span text:style-name="T15">&gt;</text:span></text:p>
      <text:p text:style-name="P40"><text:span text:style-name="T15">&lt;/</text:span><text:span text:style-name="T17">action</text:span><text:span text:style-name="T15">&gt;</text:span></text:p>
      <text:p text:style-name="P40"><text:span text:style-name="T15">&lt;</text:span><text:span text:style-name="T17">action</text:span> <text:span text:style-name="T20">name</text:span><text:span text:style-name="T4">=</text:span><text:span text:style-name="T22">"logout_user"</text:span> <text:span text:style-name="T20">method</text:span><text:span text:style-name="T4">=</text:span><text:span text:style-name="T22">"logout"</text:span> <text:span text:style-name="T20">class</text:span><text:span text:style-name="T4">=</text:span><text:span text:style-name="T22">"usuarioAction"</text:span><text:span text:style-name="T15">&gt;</text:span></text:p>
      <text:p text:style-name="P40"><text:span text:style-name="T4"><text:tab/></text:span><text:span text:style-name="T15">&lt;</text:span><text:span text:style-name="T17">result</text:span> <text:span text:style-name="T20">name</text:span><text:span text:style-name="T4">=</text:span><text:span text:style-name="T22">"success"</text:span><text:span text:style-name="T15">&gt;</text:span><text:span text:style-name="T4">index_user</text:span><text:span text:style-name="T15">&lt;/</text:span><text:span text:style-name="T17">result</text:span><text:span text:style-name="T15">&gt;</text:span></text:p>
      <text:p text:style-name="P41"><text:span text:style-name="T16">&lt;/</text:span><text:span text:style-name="T19">action</text:span><text:span text:style-name="T16">&gt;</text:span></text:p>
      <text:p text:style-name="P2"/>
      <text:p text:style-name="P2">En este ejemplo hemos creado un action llamado index_user y otro llamado logout_user. Como vemos logout llamará al método logout de la clase UsuarioAction y si se devuelve la cadena success se llamará automáticamente al método index de UsuarioAction.</text:p>
      <text:p text:style-name="P2"/>
      <text:p text:style-name="P2"/>
      <text:p text:style-name="P20">Como hemos visto, nuestros métodos action pueden devolver diferentes cadenas de resultado para mostrar una información u otra al usuario de la aplicación. Veamos esto con un ejemplo:</text:p>
      <text:p text:style-name="P2"/>
      <text:p text:style-name="P6"><text:span text:style-name="T15">&lt;</text:span><text:span text:style-name="T17">package</text:span> <text:span text:style-name="T20">name</text:span><text:span text:style-name="T4">=</text:span><text:span text:style-name="T22">"usuario"</text:span><text:span text:style-name="T15">&gt;</text:span></text:p>
      <text:p text:style-name="P40"><text:span text:style-name="T4"><text:tab/></text:span><text:span text:style-name="T15">&lt;</text:span><text:span text:style-name="T17">action</text:span> <text:span text:style-name="T20">name</text:span><text:span text:style-name="T4">=</text:span><text:span text:style-name="T22">"login"</text:span> <text:span text:style-name="T20">method</text:span><text:span text:style-name="T4">=</text:span><text:span text:style-name="T22">"login"</text:span> <text:span text:style-name="T20">class</text:span><text:span text:style-name="T4">=</text:span><text:span text:style-name="T22">"usuarioAction"</text:span><text:span text:style-name="T15">&gt;</text:span></text:p>
      <text:p text:style-name="P40"><text:span text:style-name="T4"><text:tab/><text:tab/></text:span><text:span text:style-name="T15">&lt;</text:span><text:span text:style-name="T17">result</text:span> <text:span text:style-name="T20">name</text:span><text:span text:style-name="T4">=</text:span><text:span text:style-name="T22">"success"</text:span><text:span text:style-name="T15">&gt;</text:span><text:span text:style-name="T4">mensajes</text:span><text:span text:style-name="T15">&lt;/</text:span><text:span text:style-name="T17">result</text:span><text:span text:style-name="T15">&gt;</text:span></text:p>
      <text:p text:style-name="P40"><text:span text:style-name="T4"><text:s text:c="8"/><text:tab/></text:span><text:span text:style-name="T15">&lt;</text:span><text:span text:style-name="T17">result</text:span> <text:span text:style-name="T20">name</text:span><text:span text:style-name="T4">=</text:span><text:span text:style-name="T22">"error"</text:span><text:span text:style-name="T15">&gt;</text:span><text:span text:style-name="T4">/index.php</text:span><text:span text:style-name="T15">&lt;/</text:span><text:span text:style-name="T17">result</text:span><text:span text:style-name="T15">&gt;</text:span></text:p>
      <text:p text:style-name="P40"><text:span text:style-name="T4"><text:tab/></text:span><text:span text:style-name="T15">&lt;/</text:span><text:span text:style-name="T17">action</text:span><text:span text:style-name="T15">&gt;</text:span></text:p>
      <text:p text:style-name="P40"><text:span text:style-name="T15">&lt;/</text:span><text:span text:style-name="T17">package</text:span><text:span text:style-name="T15">&gt;</text:span></text:p>
      <text:p text:style-name="P40"><text:span text:style-name="T15">&lt;</text:span><text:span text:style-name="T17">package</text:span> <text:span text:style-name="T20">name</text:span><text:span text:style-name="T4">=</text:span><text:span text:style-name="T22">"mensaje"</text:span><text:span text:style-name="T15">&gt;</text:span></text:p>
      <text:p text:style-name="P40"><text:span text:style-name="T4"><text:tab/></text:span><text:span text:style-name="T15">&lt;</text:span><text:span text:style-name="T17">action</text:span> <text:span text:style-name="T20">name</text:span><text:span text:style-name="T4">=</text:span><text:span text:style-name="T22">"mensajes"</text:span> <text:span text:style-name="T20">method</text:span><text:span text:style-name="T4">=</text:span><text:span text:style-name="T22">"mensajes_usuario"</text:span> <text:span text:style-name="T20">class</text:span><text:span text:style-name="T4">=</text:span><text:span text:style-name="T22">"mensajeAction"</text:span><text:span text:style-name="T15">&gt;</text:span></text:p>
      <text:p text:style-name="P40"><text:span text:style-name="T4"><text:tab/><text:tab/></text:span><text:span text:style-name="T15">&lt;</text:span><text:span text:style-name="T17">result</text:span> <text:span text:style-name="T20">name</text:span><text:span text:style-name="T4">=</text:span><text:span text:style-name="T22">"success"</text:span><text:span text:style-name="T15">&gt;</text:span><text:span text:style-name="T4">/mensajes.php</text:span><text:span text:style-name="T15">&lt;/</text:span><text:span text:style-name="T17">result</text:span><text:span text:style-name="T15">&gt;</text:span></text:p>
      <text:p text:style-name="P41"><text:span text:style-name="T9"><text:tab/></text:span><text:span text:style-name="T16">&lt;/</text:span><text:span text:style-name="T19">action</text:span><text:span text:style-name="T16">&gt;</text:span></text:p>
      <text:p text:style-name="P15"><text:span text:style-name="T15">&lt;/</text:span><text:span text:style-name="T17">package</text:span><text:span text:style-name="T15">&gt;</text:span></text:p>
      <text:p text:style-name="P2"/>
      <text:p text:style-name="P2">Aquí tenemos representadas dos entidades: usuario y mensaje. Para la primera hemos creado un action llamado login, que ejecuta el método login de la clase UsuarioAction. Echemos un vistazo a esta clase:</text:p>
      <text:p text:style-name="P7"/>
      <text:p text:style-name="P38"><text:span text:style-name="T1">class </text:span><text:span text:style-name="T4">UsuarioAction </text:span><text:span text:style-name="T1">extends </text:span><text:span text:style-name="T4">Action</text:span></text:p>
      <text:p text:style-name="P34">{</text:p>
      <text:p text:style-name="P38"><text:span text:style-name="T4"><text:tab/></text:span><text:span text:style-name="T1">protected </text:span><text:span text:style-name="T10">$usuarioService</text:span><text:span text:style-name="T4">;</text:span></text:p>
      <text:p text:style-name="P38"><text:span text:style-name="T4"><text:tab/></text:span><text:span text:style-name="T1">protected </text:span><text:span text:style-name="T10">$usuario</text:span><text:span text:style-name="T4">;</text:span></text:p>
      <text:p text:style-name="P34"><text:tab/></text:p>
      <text:p text:style-name="P38"><text:span text:style-name="T4"><text:tab/></text:span><text:span text:style-name="T1">public function </text:span><text:span text:style-name="T4">login()</text:span></text:p>
      <text:p text:style-name="P34"><text:tab/>{</text:p>
      <text:p text:style-name="P38"><text:span text:style-name="T4"><text:tab/><text:tab/>$this-&gt;</text:span><text:span text:style-name="T10">usuario</text:span><text:span text:style-name="T4"> = </text:span><text:span text:style-name="T1">new </text:span><text:span text:style-name="T4">Usuario($_POST);</text:span></text:p>
      <text:p text:style-name="P38"><text:span text:style-name="T4"><text:tab/><text:tab/></text:span><text:span text:style-name="T1">if </text:span><text:span text:style-name="T4">(!$this-&gt;</text:span><text:span text:style-name="T10">usuario</text:span><text:span text:style-name="T4">-&gt;</text:span><text:span text:style-name="T10">email</text:span><text:span text:style-name="T4"> or !$this-&gt;</text:span><text:span text:style-name="T10">usuario</text:span><text:span text:style-name="T4">-&gt;</text:span><text:span text:style-name="T10">clave</text:span><text:span text:style-name="T4">)</text:span></text:p>
      <text:p text:style-name="P34"><text:tab/><text:tab/>{</text:p>
      <text:p text:style-name="P38"><text:span text:style-name="T4"><text:tab/><text:tab/><text:tab/>$this-&gt;</text:span><text:span text:style-name="T10">error</text:span><text:span text:style-name="T4"> = </text:span><text:span text:style-name="T10">'El correo electrónico y la clave son <text:tab/><text:tab/><text:tab/><text:tab/><text:tab/><text:tab/>obligatorios'</text:span><text:span text:style-name="T4">;</text:span></text:p>
      <text:p text:style-name="P38"><text:span text:style-name="T4"><text:tab/><text:tab/><text:tab/></text:span><text:span text:style-name="T1">return </text:span><text:span text:style-name="T10">'error'</text:span><text:span text:style-name="T4">;</text:span></text:p>
      <text:p text:style-name="P34"><text:tab/><text:tab/>}</text:p>
      <text:p text:style-name="P38"><text:span text:style-name="T4"><text:tab/><text:tab/>$this-&gt;</text:span><text:span text:style-name="T10">usuario</text:span><text:span text:style-name="T4">-&gt;</text:span><text:span text:style-name="T10">clave</text:span><text:span text:style-name="T4"> = md5($this-&gt;</text:span><text:span text:style-name="T10">usuario</text:span><text:span text:style-name="T4">-&gt;</text:span><text:span text:style-name="T10">clave</text:span><text:span text:style-name="T4">);</text:span></text:p>
      <text:p text:style-name="P38"><text:span text:style-name="T4"><text:tab/><text:tab/>$res = $this-&gt;</text:span><text:span text:style-name="T10">usuarioService</text:span><text:span text:style-name="T4">-&gt;login($this-&gt;</text:span><text:span text:style-name="T10">usuario</text:span><text:span text:style-name="T4">);</text:span></text:p>
      <text:p text:style-name="P38"><text:span text:style-name="T4"><text:tab/><text:tab/></text:span><text:span text:style-name="T1">if </text:span><text:span text:style-name="T4">($res === </text:span><text:span text:style-name="T1">false</text:span><text:span text:style-name="T4">)</text:span></text:p>
      <text:p text:style-name="P34"><text:tab/><text:tab/>{</text:p>
      <text:p text:style-name="P38"><text:span text:style-name="T4"><text:tab/><text:tab/><text:tab/>$this-&gt;</text:span><text:span text:style-name="T10">error</text:span><text:span text:style-name="T4"> = $this-&gt;</text:span><text:span text:style-name="T10">usuarioService</text:span><text:span text:style-name="T4">-&gt;getError();</text:span></text:p>
      <text:p text:style-name="P38"><text:span text:style-name="T4"><text:tab/><text:tab/><text:tab/></text:span><text:span text:style-name="T1">return </text:span><text:span text:style-name="T10">'error'</text:span><text:span text:style-name="T4">;</text:span></text:p>
      <text:p text:style-name="P34"><text:tab/><text:tab/>}</text:p>
      <text:p text:style-name="P38"><text:span text:style-name="T4"><text:tab/><text:tab/></text:span><text:span text:style-name="T1">elseif </text:span><text:span text:style-name="T4">(!$res)</text:span></text:p>
      <text:p text:style-name="P34"><text:tab/><text:tab/>{</text:p>
      <text:p text:style-name="P38"><text:span text:style-name="T4"><text:tab/><text:tab/><text:tab/>$this-&gt;</text:span><text:span text:style-name="T10">error</text:span><text:span text:style-name="T4"> = </text:span><text:span text:style-name="T10">'Datos incorrectos'</text:span><text:span text:style-name="T4">;</text:span></text:p>
      <text:p text:style-name="P38"><text:span text:style-name="T4"><text:tab/><text:tab/><text:tab/></text:span><text:span text:style-name="T1">return </text:span><text:span text:style-name="T10">'error'</text:span><text:span text:style-name="T4">;</text:span></text:p>
      <text:p text:style-name="P34"><text:tab/><text:tab/>}</text:p>
      <text:p text:style-name="P38"><text:span text:style-name="T4"><text:tab/><text:tab/>$_SESSION[</text:span><text:span text:style-name="T10">'usuario'</text:span><text:span text:style-name="T4">] = $this-&gt;</text:span><text:span text:style-name="T10">usuario</text:span><text:span text:style-name="T4">;</text:span></text:p>
      <text:p text:style-name="P38"><text:span text:style-name="T4"><text:tab/><text:tab/>$_SESSION[</text:span><text:span text:style-name="T10">'session_id'</text:span><text:span text:style-name="T4">] = md5($this-&gt;</text:span><text:span text:style-name="T10">usuario</text:span><text:span text:style-name="T4">-&gt;</text:span><text:span text:style-name="T10">email</text:span><text:span text:style-name="T4">);</text:span></text:p>
      <text:p text:style-name="P38"><text:span text:style-name="T4"><text:tab/><text:tab/></text:span><text:span text:style-name="T1">return </text:span><text:span text:style-name="T10">'success'</text:span><text:span text:style-name="T4">;</text:span></text:p>
      <text:p text:style-name="P42"><text:span text:style-name="T9"><text:tab/>}</text:span></text:p>
      <text:p text:style-name="P2"/>
      <text:p text:style-name="P2">Tenemos la definición de la clase y su herencia de la clase Action (como en todas nuestras clases de tipo Action).</text:p>
      <text:p text:style-name="P2"/>
      <text:p text:style-name="P13"><text:span text:style-name="T1">class </text:span><text:span text:style-name="T4">UsuarioAction </text:span><text:span text:style-name="T1">extends </text:span><text:span text:style-name="T4">Action</text:span></text:p>
      <text:p text:style-name="P2"/>
      <text:p text:style-name="P2">Un atributo protegido para servicio de la clase UsuarioService, para realizar operaciones con la entidad Usuario.</text:p>
      <text:p text:style-name="P2"/>
      <text:p text:style-name="P13"><text:span text:style-name="T1">protected </text:span><text:span text:style-name="T10">$usuarioService</text:span><text:span text:style-name="T4">;</text:span></text:p>
      <text:p text:style-name="P13"><text:span text:style-name="T4"/></text:p>
      <text:p text:style-name="P2"/>
      <text:p text:style-name="P20">Un atributo protegido para la clase Usuario, en el que almacenaremos los datos de este tipo.</text:p>
      <text:p text:style-name="P2"/>
      <text:p text:style-name="P13"><text:span text:style-name="T1">protected </text:span><text:span text:style-name="T10">$usuario</text:span><text:span text:style-name="T4">;</text:span></text:p>
      <text:p text:style-name="P2"/>
      <text:p text:style-name="P2">A continuación tenemos nuestro método login, que será llamado al invocar el action login por parte del usuario de la aplicación:</text:p>
      <text:p text:style-name="P2"/>
      <text:p text:style-name="P13"><text:span text:style-name="T1">public function </text:span><text:span text:style-name="T4">login()</text:span></text:p>
      <text:p text:style-name="P2"/>
      <text:p text:style-name="P2">Este método se encargará de recibir la información referente al inicio de sesión de un usuario en el sistema.</text:p>
      <text:p text:style-name="P2">Un formulario enviará por método POST los datos de email de usuario y la contraseña, con lo que se comprobará si estos datos están bien y si existe un usuario en la base de datos que se corresponda con la información recibida.</text:p>
      <text:p text:style-name="P2">Si es así guardaremos estos datos en sesión, y si no mostraremos de nuevo el formulario con los datos aportados y un mensaje de error.</text:p>
      <text:p text:style-name="P2"/>
      <text:p text:style-name="P2">Repasemos cómo lo hace:</text:p>
      <text:p text:style-name="P2"/>
      <text:p text:style-name="P13"><text:span text:style-name="T4">$this-&gt;</text:span><text:span text:style-name="T10">usuario</text:span><text:span text:style-name="T4"> = </text:span><text:span text:style-name="T1">new </text:span><text:span text:style-name="T4">Usuario($_POST);</text:span></text:p>
      <text:p text:style-name="P2"/>
      <text:p text:style-name="P2">Con esta orden estamos creando un objeto de la clase Usuario dentro de nuestro miembro llamado usuario. Al constructor de esta clase podemos pasar un array de datos con la información del modelo en cuestión, donde cada elemento sea uno de los atributos de la clase del modelo, conteniendo los valores y cuyos índices sean los nombres de éstos:</text:p>
      <text:p text:style-name="P2"/>
      <text:p text:style-name="P2">$_POST</text:p>
      <text:p text:style-name="P2">(</text:p>
      <text:p text:style-name="P2"><text:tab/>[email] =&gt; jesus@email.com</text:p>
      <text:p text:style-name="P2"><text:tab/>[clave] =&gt; 12345</text:p>
      <text:p text:style-name="P2">)</text:p>
      <text:p text:style-name="P2"/>
      <text:p text:style-name="P2">Así nuestro objeto usuario contendrá la información necesaria para realizar la entrada al sistema. Además podremos mostrar esta información de nuevo si hay algún error en el acceso, gracias a que se trata de un atributo de la clase, permitiendo usar luego una variable del mismo nombre ($usuario) en la vista pertinente.</text:p>
      <text:p text:style-name="P2"/>
      <text:p text:style-name="P2">El siguiente paso en comprobar que los datos han sido bien enviados:</text:p>
      <text:p text:style-name="P2"/>
      <text:p text:style-name="P38"><text:span text:style-name="T1">if </text:span><text:span text:style-name="T4">(!$this-&gt;</text:span><text:span text:style-name="T10">usuario</text:span><text:span text:style-name="T4">-&gt;</text:span><text:span text:style-name="T10">email</text:span><text:span text:style-name="T4"> or !$this-&gt;</text:span><text:span text:style-name="T10">usuario</text:span><text:span text:style-name="T4">-&gt;</text:span><text:span text:style-name="T10">clave</text:span><text:span text:style-name="T4">)</text:span></text:p>
      <text:p text:style-name="P34">{</text:p>
      <text:p text:style-name="P38"><text:span text:style-name="T4"><text:tab/>$this-&gt;</text:span><text:span text:style-name="T10">error</text:span><text:span text:style-name="T4"> = </text:span><text:span text:style-name="T10">'El correo electrónico y la clave son <text:tab/>obligatorios'</text:span><text:span text:style-name="T4">;</text:span></text:p>
      <text:p text:style-name="P38"><text:span text:style-name="T4"><text:tab/></text:span><text:span text:style-name="T1">return </text:span><text:span text:style-name="T10">'error'</text:span><text:span text:style-name="T4">;</text:span></text:p>
      <text:p text:style-name="P34">}</text:p>
      <text:p text:style-name="P2"/>
      <text:p text:style-name="P2">Accedemos a los atributos de nuestra clase Usuario para revisar que tanto email como clave tienen algún dato.</text:p>
      <text:p text:style-name="P2">Si no es así, definimos la variable error (atributo de la clase Action) con el mensaje de error que queremos mostrar, y se devuelve la cadena error. Así pues como hemos definido un nodo result dentro del action login con el valor error, se mostrará la vista asociada:</text:p>
      <text:p text:style-name="P2"/>
      <text:p text:style-name="P40"><text:span text:style-name="T15">&lt;</text:span><text:span text:style-name="T17">action</text:span> <text:span text:style-name="T20">name</text:span><text:span text:style-name="T4">=</text:span><text:span text:style-name="T22">"login"</text:span> <text:span text:style-name="T20">method</text:span><text:span text:style-name="T4">=</text:span><text:span text:style-name="T22">"login"</text:span> <text:span text:style-name="T20">class</text:span><text:span text:style-name="T4">=</text:span><text:span text:style-name="T22">"usuarioAction"</text:span><text:span text:style-name="T15">&gt;</text:span></text:p>
      <text:p text:style-name="P40"><text:span text:style-name="T15"><text:tab/>...</text:span></text:p>
      <text:p text:style-name="P40"><text:span text:style-name="T4"><text:tab/></text:span><text:span text:style-name="T15">&lt;</text:span><text:span text:style-name="T17">result</text:span> <text:span text:style-name="T20">name</text:span><text:span text:style-name="T4">=</text:span><text:span text:style-name="T22">"error"</text:span><text:span text:style-name="T15">&gt;</text:span><text:span text:style-name="T4">/index.php</text:span><text:span text:style-name="T15">&lt;/</text:span><text:span text:style-name="T17">result</text:span><text:span text:style-name="T15">&gt;</text:span></text:p>
      <text:p text:style-name="P40"><text:span text:style-name="T15"><text:tab/>...</text:span></text:p>
      <text:p text:style-name="P2"/>
      <text:p text:style-name="P2"/>
      <text:p text:style-name="P20">El siguiente paso es convertir la clave que se ha enviado usando la función de encriptación md5. Esto lo hacemos llamando al método set del atributo clave de la clase Usuario, lo cual se hace usando el operador de asignación =:</text:p>
      <text:p text:style-name="P2"/>
      <text:p text:style-name="P13"><text:span text:style-name="T4">$this-&gt;</text:span><text:span text:style-name="T10">usuario</text:span><text:span text:style-name="T4">-&gt;</text:span><text:span text:style-name="T10">clave</text:span><text:span text:style-name="T4"> = md5($this-&gt;</text:span><text:span text:style-name="T10">usuario</text:span><text:span text:style-name="T4">-&gt;</text:span><text:span text:style-name="T10">clave</text:span><text:span text:style-name="T4">);</text:span></text:p>
      <text:p text:style-name="P2"/>
      <text:p text:style-name="P2">Ya sólo es necesario realizar la llamada al método login de la clase UsuarioService, lo cual hacemos valiéndonos del atributo usuarioService de la clase en la que estamos trabajando:</text:p>
      <text:p text:style-name="P2"/>
      <text:p text:style-name="P5"><text:span text:style-name="T4">$res = $this-&gt;</text:span><text:span text:style-name="T10">usuarioService</text:span><text:span text:style-name="T4">-&gt;login($this-&gt;</text:span><text:span text:style-name="T10">usuario</text:span><text:span text:style-name="T4">);</text:span></text:p>
      <text:p text:style-name="P2"/>
      <text:p text:style-name="P2">El resultado de la ejecución de este método lo guardaremos en la variable $res.</text:p>
      <text:p text:style-name="P2">Echemos un vistazo a la clase UsuarioService para ver esta función:</text:p>
      <text:p text:style-name="P2"/>
      <text:p text:style-name="P5"><text:span text:style-name="T1">class </text:span><text:span text:style-name="T4">UsuarioService </text:span><text:span text:style-name="T1">extends </text:span><text:span text:style-name="T4">Service</text:span></text:p>
      <text:p text:style-name="P34">{</text:p>
      <text:p text:style-name="P38"><text:span text:style-name="T4"><text:tab/></text:span><text:span text:style-name="T1">public function </text:span><text:span text:style-name="T4">login(Usuario &amp; $usuario)</text:span></text:p>
      <text:p text:style-name="P34"><text:tab/>{</text:p>
      <text:p text:style-name="P38"><text:span text:style-name="T4"><text:tab/><text:tab/>$sql = </text:span><text:span text:style-name="T10">'select * from Usuario'</text:span><text:span text:style-name="T4">;</text:span></text:p>
      <text:p text:style-name="P38"><text:span text:style-name="T4"><text:tab/><text:tab/>$sql .= </text:span><text:span text:style-name="T10">' where email = \'' </text:span><text:span text:style-name="T4">. str_replace(</text:span><text:span text:style-name="T10">'\''</text:span><text:span text:style-name="T4">, </text:span><text:span text:style-name="T10">''</text:span><text:span text:style-name="T4">, $usuario-&gt;</text:span><text:span text:style-name="T10">email</text:span><text:span text:style-name="T4">)</text:span></text:p>
      <text:p text:style-name="P38"><text:span text:style-name="T4"><text:tab/><text:tab/><text:tab/><text:tab/>. </text:span><text:span text:style-name="T10">'\''</text:span><text:span text:style-name="T4">;</text:span></text:p>
      <text:p text:style-name="P38"><text:span text:style-name="T4"><text:tab/><text:tab/>$sql .= </text:span><text:span text:style-name="T10">' and clave = \'' </text:span><text:span text:style-name="T4">. str_replace(</text:span><text:span text:style-name="T10">'\''</text:span><text:span text:style-name="T4">, </text:span><text:span text:style-name="T10">''</text:span><text:span text:style-name="T4">, $usuario-&gt;</text:span><text:span text:style-name="T10">clave</text:span><text:span text:style-name="T4">)</text:span></text:p>
      <text:p text:style-name="P38"><text:span text:style-name="T4"><text:tab/><text:tab/><text:tab/><text:tab/>. </text:span><text:span text:style-name="T10">'\''</text:span><text:span text:style-name="T4">;</text:span></text:p>
      <text:p text:style-name="P38"><text:span text:style-name="T4"><text:tab/><text:tab/>$consulta = </text:span><text:span text:style-name="T1">new </text:span><text:span text:style-name="T4">Consulta(</text:span><text:span text:style-name="T1">parent</text:span><text:span text:style-name="T4">::</text:span><text:span text:style-name="T13">$conexion</text:span><text:span text:style-name="T4">);</text:span></text:p>
      <text:p text:style-name="P38"><text:span text:style-name="T4"><text:tab/><text:tab/></text:span><text:span text:style-name="T1">if </text:span><text:span text:style-name="T4">(!$consulta-&gt;ejecuta($sql))</text:span></text:p>
      <text:p text:style-name="P38"><text:span text:style-name="T4"><text:tab/><text:tab/><text:tab/></text:span><text:span text:style-name="T1">return false</text:span><text:span text:style-name="T4">;</text:span></text:p>
      <text:p text:style-name="P38"><text:span text:style-name="T4"><text:tab/><text:tab/>$res = </text:span><text:span text:style-name="T1">true</text:span><text:span text:style-name="T4">;</text:span></text:p>
      <text:p text:style-name="P38"><text:span text:style-name="T4"><text:tab/><text:tab/></text:span><text:span text:style-name="T1">if </text:span><text:span text:style-name="T4">($registro = $consulta-&gt;lee_registro())</text:span></text:p>
      <text:p text:style-name="P38"><text:span text:style-name="T4"><text:tab/><text:tab/><text:tab/>$usuario = </text:span><text:span text:style-name="T1">new </text:span><text:span text:style-name="T4">Usuario($registro);</text:span></text:p>
      <text:p text:style-name="P38"><text:span text:style-name="T4"><text:tab/><text:tab/></text:span><text:span text:style-name="T1">else</text:span></text:p>
      <text:p text:style-name="P38"><text:span text:style-name="T1"><text:tab/><text:tab/><text:tab/></text:span><text:span text:style-name="T4">$res = </text:span><text:span text:style-name="T1">null</text:span><text:span text:style-name="T4">;</text:span></text:p>
      <text:p text:style-name="P34"><text:tab/><text:tab/>$consulta-&gt;libera();</text:p>
      <text:p text:style-name="P38"><text:span text:style-name="T4"><text:tab/><text:tab/></text:span><text:span text:style-name="T1">return </text:span><text:span text:style-name="T4">$res;</text:span></text:p>
      <text:p text:style-name="P42"><text:span text:style-name="T9"><text:tab/>}</text:span></text:p>
      <text:p text:style-name="P42"><text:span text:style-name="T9">}</text:span></text:p>
      <text:p text:style-name="P2"/>
      <text:p text:style-name="P2">Este método aceptará un parámetro de la clase Usuario, y además lo hará por referencia para poder modificar sus datos y que estos se aprecien en el action que lo haya ejecutado.</text:p>
      <text:p text:style-name="P2"/>
      <text:p text:style-name="P13"><text:span text:style-name="T1">public function </text:span><text:span text:style-name="T4">login(Usuario &amp; $usuario)</text:span></text:p>
      <text:p text:style-name="P13"><text:span text:style-name="T4"/></text:p>
      <text:p text:style-name="P2">Como vemos hemos creado una variable con la sentencia SQL de consulta del usuario en la base de datos, y hemos utilizado la clase Consulta para ejecutarla usando el método ejecuta.</text:p>
      <text:p text:style-name="P2"/>
      <text:p text:style-name="P38"><text:span text:style-name="T4">$consulta = </text:span><text:span text:style-name="T1">new </text:span><text:span text:style-name="T4">Consulta(</text:span><text:span text:style-name="T1">parent</text:span><text:span text:style-name="T4">::</text:span><text:span text:style-name="T13">$conexion</text:span><text:span text:style-name="T4">);</text:span></text:p>
      <text:p text:style-name="P38"><text:span text:style-name="T1">if </text:span><text:span text:style-name="T4">(!$consulta-&gt;ejecuta($sql))</text:span></text:p>
      <text:p text:style-name="P38"><text:span text:style-name="T4"><text:tab/></text:span><text:span text:style-name="T1">return false</text:span><text:span text:style-name="T4">;</text:span></text:p>
      <text:p text:style-name="P2"/>
      <text:p text:style-name="P2">Si no devuelve false, es decir, no ha habido error, procedemos a usar la función lee_registro del objeto $consulta para cargar un registro con la fila leída de la tabla Usuario. Si no devuelve nada entonces el resultado a devolver será null, en otro caso creamos un objeto de la clase Usuario con los datos devueltos en el registro.</text:p>
      <text:p text:style-name="P2"/>
      <text:p text:style-name="P38"><text:span text:style-name="T1">if </text:span><text:span text:style-name="T4">($registro = $consulta-&gt;lee_registro())</text:span></text:p>
      <text:p text:style-name="P38"><text:span text:style-name="T4"><text:tab/>$usuario = </text:span><text:span text:style-name="T1">new </text:span><text:span text:style-name="T4">Usuario($registro);</text:span></text:p>
      <text:p text:style-name="P38"><text:span text:style-name="T1">else</text:span></text:p>
      <text:p text:style-name="P38"><text:span text:style-name="T1"><text:tab/></text:span><text:span text:style-name="T4">$res = </text:span><text:span text:style-name="T1">null</text:span><text:span text:style-name="T4">;</text:span></text:p>
      <text:p text:style-name="P38"><text:span text:style-name="T4"/></text:p>
      <text:p text:style-name="P2">Por último se libera la consulta de la memoria cargada y devolvemos el valor de $res.</text:p>
      <text:p text:style-name="P2"/>
      <text:p text:style-name="P11">$consulta-&gt;libera();</text:p>
      <text:p text:style-name="P14"><text:span text:style-name="T2">return </text:span><text:span text:style-name="T9">$res;</text:span></text:p>
      <text:h text:style-name="P49" text:outline-level="3"><text:soft-page-break/>Programando nuestras clases Action</text:h>
      <text:p text:style-name="P2">Estas clases proveen las diferentes operaciones que el usuario puede llevar a cabo sobre la aplicación. Cada Action ejecutado realizará una llamada al servidor que devolverá un resultado que hemos calificado anteriormente como una vista.</text:p>
      <text:p text:style-name="P2">Vamos a echar un vistazo a parte de la codificación de una de las clases de ejemplo, la clase UsuarioAction:</text:p>
      <text:p text:style-name="P2"/>
      <text:p text:style-name="P3"><text:span text:style-name="T1">class </text:span><text:span text:style-name="T4">UsuarioAction </text:span><text:span text:style-name="T1">extends </text:span><text:span text:style-name="T4">Action</text:span></text:p>
      <text:p text:style-name="P9">{</text:p>
      <text:p text:style-name="P12"><text:span text:style-name="T4"><text:tab/></text:span><text:span text:style-name="T1">protected </text:span><text:span text:style-name="T10">$usuarioService</text:span><text:span text:style-name="T4">;</text:span></text:p>
      <text:p text:style-name="P12"><text:span text:style-name="T4"><text:tab/></text:span><text:span text:style-name="T1">protected </text:span><text:span text:style-name="T10">$usuario</text:span><text:span text:style-name="T4">;</text:span></text:p>
      <text:p text:style-name="P9"><text:tab/><text:tab/></text:p>
      <text:p text:style-name="P12"><text:span text:style-name="T4"><text:tab/></text:span><text:span text:style-name="T1">public function </text:span><text:span text:style-name="T4">__construct($servicios)</text:span></text:p>
      <text:p text:style-name="P9"><text:tab/>{</text:p>
      <text:p text:style-name="P9"><text:tab/><text:tab/><text:span text:style-name="T14">//llamada al constructor de la clase Action</text:span></text:p>
      <text:p text:style-name="P12"><text:span text:style-name="T4"><text:tab/><text:tab/></text:span><text:span text:style-name="T1">parent</text:span><text:span text:style-name="T4">::</text:span><text:span text:style-name="T5">__construct</text:span><text:span text:style-name="T4">($servicios);</text:span></text:p>
      <text:p text:style-name="P12"><text:span text:style-name="T4"><text:tab/><text:tab/></text:span><text:span text:style-name="T14">//operaciones específicas</text:span></text:p>
      <text:p text:style-name="P12"><text:span text:style-name="T4"><text:tab/><text:tab/></text:span><text:span text:style-name="T1">if </text:span><text:span text:style-name="T4">($_GET[</text:span><text:span text:style-name="T10">'action'</text:span><text:span text:style-name="T4">] != </text:span><text:span text:style-name="T10">'index' </text:span><text:span text:style-name="T4">and $_GET[</text:span><text:span text:style-name="T10">'action'</text:span><text:span text:style-name="T4">] != </text:span><text:span text:style-name="T10">'login'</text:span><text:span text:style-name="T4">)</text:span></text:p>
      <text:p text:style-name="P12"><text:span text:style-name="T4"><text:tab/><text:tab/><text:tab/></text:span><text:span text:style-name="T1">if </text:span><text:span text:style-name="T4">(!</text:span><text:span text:style-name="T1">isset</text:span><text:span text:style-name="T4">($_SESSION[</text:span><text:span text:style-name="T10">'usuario'</text:span><text:span text:style-name="T4">]) </text:span></text:p>
      <text:p text:style-name="P12"><text:span text:style-name="T4"><text:tab/><text:tab/><text:tab/><text:tab/>or !$this-&gt;</text:span><text:span text:style-name="T10">usuarioService</text:span><text:span text:style-name="T4">-&gt;check_usuario($_SESSION[</text:span><text:span text:style-name="T10">'usuario'</text:span><text:span text:style-name="T4">]</text:span></text:p>
      <text:p text:style-name="P12"><text:span text:style-name="T4"><text:tab/><text:tab/><text:tab/><text:tab/><text:tab/><text:tab/>, $_SESSION[</text:span><text:span text:style-name="T10">'session_id'</text:span><text:span text:style-name="T4">]))</text:span></text:p>
      <text:p text:style-name="P12"><text:span text:style-name="T4"><text:tab/><text:tab/><text:tab/><text:tab/>$this-&gt;redirect_to_action(</text:span><text:span text:style-name="T10">'index'</text:span><text:span text:style-name="T4">);</text:span></text:p>
      <text:p text:style-name="P9"><text:tab/>}</text:p>
      <text:p text:style-name="P9"><text:tab/></text:p>
      <text:p text:style-name="P12"><text:span text:style-name="T4"><text:tab/></text:span><text:span text:style-name="T1">public function </text:span><text:span text:style-name="T4">index()</text:span></text:p>
      <text:p text:style-name="P9"><text:tab/>{</text:p>
      <text:p text:style-name="P12"><text:span text:style-name="T4"><text:tab/><text:tab/>$_SESSION[</text:span><text:span text:style-name="T10">'usuario'</text:span><text:span text:style-name="T4">] = </text:span><text:span text:style-name="T1">null</text:span><text:span text:style-name="T4">;</text:span></text:p>
      <text:p text:style-name="P12"><text:span text:style-name="T4"><text:tab/><text:tab/>$this-&gt;</text:span><text:span text:style-name="T10">usuario</text:span><text:span text:style-name="T4"> = </text:span><text:span text:style-name="T1">new </text:span><text:span text:style-name="T4">Usuario();</text:span></text:p>
      <text:p text:style-name="P12"><text:span text:style-name="T4"><text:tab/><text:tab/></text:span><text:span text:style-name="T1">return </text:span><text:span text:style-name="T10">'success'</text:span><text:span text:style-name="T4">;</text:span></text:p>
      <text:p text:style-name="P9"><text:tab/>}</text:p>
      <text:p text:style-name="P9">}</text:p>
      <text:p text:style-name="P11"/>
      <text:p text:style-name="P4">En primer lugar hemos definido la clase UsuarioAction y hemos extendido la funcionalidad de la clase abstracta Action a nuestra clase.</text:p>
      <text:p text:style-name="P4"/>
      <text:p text:style-name="P3"><text:span text:style-name="T3">class </text:span><text:span text:style-name="T6">UsuarioAction </text:span><text:span text:style-name="T3">extends </text:span><text:span text:style-name="T6">Action</text:span></text:p>
      <text:p text:style-name="P4"/>
      <text:p text:style-name="P4">Luego hemos añadido un servicio a nuestra clase, el cual aquí se representa mediante un atributo de carácter protegido (protected) con el nombre que le hayamos dado en la clase de configuración del fichero packages.php en el directorio config.</text:p>
      <text:p text:style-name="P4">Así podremos usar las operaciones que deseemos contra la entidad Usuario de las que nos provee la clase UsuarioService.</text:p>
      <text:p text:style-name="P4"/>
      <text:p text:style-name="P12"><text:span text:style-name="T3">protected </text:span><text:span text:style-name="T11">$usuarioService</text:span><text:span text:style-name="T6">;</text:span></text:p>
      <text:p text:style-name="P10"/>
      <text:p text:style-name="P10">También hemos añadido un modelo de datos que representará los datos de un usuario y en el que cargará un objeto de la clase Usuario (definida dentro del directorio model).</text:p>
      <text:p text:style-name="P10">Este atributo nos permitirá mostrar la información que contenga del usuario en la vista resultante del action que se haya ejecutado. Debe ser también de acceso protegido.</text:p>
      <text:p text:style-name="P10"/>
      <text:p text:style-name="P12"><text:span text:style-name="T3">protected </text:span><text:span text:style-name="T11">$usuario</text:span><text:span text:style-name="T6">;</text:span></text:p>
      <text:p text:style-name="P10"/>
      <text:p text:style-name="P10">A continuación hemos añadido un método público identificado con el método constructor de clase para realizar unas operaciones específicas que queremos hacer siempre antes de que se llame a nuestro action (método) en particular.</text:p>
      <text:p text:style-name="P10">¿Por qué hacemos esto?</text:p>
      <text:p text:style-name="P10">Porque queremos asegurar que el usuario esté identificado al llamar a uno de nuestro actions y si no lo está enviarlo a un action concreto usando el método de la clase Action llamado redirect_to_action. Si no necesitáramos hacer esto, podríamos evitar añadir este método ya que en la clase padre ya será llamado de forma automática.</text:p>
      <text:p text:style-name="P10"/>
      <text:p text:style-name="P10"><text:soft-page-break/>Vamos a repasar cómo está codificado:</text:p>
      <text:p text:style-name="P10"/>
      <text:p text:style-name="P10">En primer lugar añadimos el método y el atributo $servicios que se usará en la siguiente línea para llamar al contructor de la clase padre:</text:p>
      <text:p text:style-name="P10"/>
      <text:p text:style-name="P12"><text:span text:style-name="T3">public function </text:span><text:span text:style-name="T6">__construct($servicios)</text:span></text:p>
      <text:p text:style-name="P9">{</text:p>
      <text:p text:style-name="P9"><text:tab/><text:span text:style-name="T14">//llamada al constructor de la clase Action</text:span></text:p>
      <text:p text:style-name="P12"><text:span text:style-name="T6"><text:tab/></text:span><text:span text:style-name="T3">parent</text:span><text:span text:style-name="T6">::</text:span><text:span text:style-name="T7">__construct</text:span><text:span text:style-name="T6">($servicios);</text:span></text:p>
      <text:p text:style-name="P10"/>
      <text:p text:style-name="P10">Luego se comprueba si el action es o no uno de los que precisa que el usuario esté identificado en el sistema, en este caso index y login son los únicos que permiten continuar sin que esto se necesario. Además si la llamada a la operación check_usuario de nuestro servicio Usuario Service (atributo $usuarioService) nos reporta que el usuario no está logado, también será redirigido al action “index”.</text:p>
      <text:p text:style-name="P10"/>
      <text:p text:style-name="P12"><text:span text:style-name="T1">if </text:span><text:span text:style-name="T4">($_GET[</text:span><text:span text:style-name="T10">'action'</text:span><text:span text:style-name="T4">] != </text:span><text:span text:style-name="T10">'index' </text:span><text:span text:style-name="T4">and $_GET[</text:span><text:span text:style-name="T10">'action'</text:span><text:span text:style-name="T4">] != </text:span><text:span text:style-name="T10">'login'</text:span><text:span text:style-name="T4">)</text:span></text:p>
      <text:p text:style-name="P12"><text:span text:style-name="T4"><text:tab/></text:span><text:span text:style-name="T1">if </text:span><text:span text:style-name="T4">(!</text:span><text:span text:style-name="T1">isset</text:span><text:span text:style-name="T4">($_SESSION[</text:span><text:span text:style-name="T10">'usuario'</text:span><text:span text:style-name="T4">]) </text:span></text:p>
      <text:p text:style-name="P12"><text:span text:style-name="T4"><text:tab/><text:tab/>or !$this-&gt;</text:span><text:span text:style-name="T10">usuarioService</text:span><text:span text:style-name="T4">&gt;check_usuario($_SESSION[</text:span><text:span text:style-name="T10">'usuario'</text:span><text:span text:style-name="T4">], <text:tab/><text:tab/><text:tab/><text:tab/><text:tab/><text:tab/>$_SESSION[</text:span><text:span text:style-name="T10">'session_id'</text:span><text:span text:style-name="T4">]))</text:span></text:p>
      <text:p text:style-name="P12"><text:span text:style-name="T6"><text:tab/><text:tab/>$this-&gt;redirect_to_action(</text:span><text:span text:style-name="T11">'index'</text:span><text:span text:style-name="T6">);</text:span></text:p>
      <text:p text:style-name="P10">}</text:p>
      <text:p text:style-name="P10"/>
      <text:p text:style-name="P10">Lo siguiente es el código de una acción, en este caso en la acción que vamos a ejecutar al entrar en la aplicación (index):</text:p>
      <text:p text:style-name="P10"/>
      <text:p text:style-name="P12"><text:span text:style-name="T1">public function </text:span><text:span text:style-name="T4">index()</text:span></text:p>
      <text:p text:style-name="P9">{</text:p>
      <text:p text:style-name="P12"><text:span text:style-name="T4"><text:tab/>$_SESSION[</text:span><text:span text:style-name="T10">'usuario'</text:span><text:span text:style-name="T4">] = </text:span><text:span text:style-name="T1">null</text:span><text:span text:style-name="T4">;</text:span></text:p>
      <text:p text:style-name="P12"><text:span text:style-name="T4"><text:tab/>$this-&gt;</text:span><text:span text:style-name="T10">usuario</text:span><text:span text:style-name="T4"> = </text:span><text:span text:style-name="T1">new </text:span><text:span text:style-name="T4">Usuario();</text:span></text:p>
      <text:p text:style-name="P12"><text:span text:style-name="T4"><text:tab/></text:span><text:span text:style-name="T1">return </text:span><text:span text:style-name="T10">'success'</text:span><text:span text:style-name="T4">;</text:span></text:p>
      <text:p text:style-name="P9">}</text:p>
      <text:p text:style-name="P9"/>
      <text:p text:style-name="P9">Éste método ha de ser público y el nombre debe corresponderse con el que se ha indicado en el fichero packages.php. Asimismo el resultado de la acción estará indicado también en la configuración del citado archivo:</text:p>
      <text:p text:style-name="P9"/>
      <text:p text:style-name="P35"><text:span text:style-name="T15">&lt;</text:span><text:span text:style-name="T17">packages</text:span><text:span text:style-name="T15">&gt;</text:span></text:p>
      <text:p text:style-name="P44"><text:span text:style-name="T4"><text:tab/></text:span><text:span text:style-name="T15">&lt;</text:span><text:span text:style-name="T17">package</text:span> <text:span text:style-name="T20">name</text:span><text:span text:style-name="T4">=</text:span><text:span text:style-name="T22">"usuario"</text:span><text:span text:style-name="T15">&gt;</text:span></text:p>
      <text:p text:style-name="P44"><text:span text:style-name="T4"><text:tab/><text:tab/></text:span><text:span text:style-name="T15">&lt;</text:span><text:span text:style-name="T17">action</text:span> <text:span text:style-name="T20">name</text:span><text:span text:style-name="T4">=</text:span><text:span text:style-name="T22">"index"</text:span> <text:span text:style-name="T20">method</text:span><text:span text:style-name="T4">=</text:span><text:span text:style-name="T22">"index"</text:span> <text:span text:style-name="T20">class</text:span><text:span text:style-name="T4">=</text:span><text:span text:style-name="T22">"usuarioAction"</text:span><text:span text:style-name="T15">&gt;</text:span></text:p>
      <text:p text:style-name="P44"><text:span text:style-name="T4"><text:tab/><text:tab/> <text:s text:c="11"/></text:span><text:span text:style-name="T15">&lt;</text:span><text:span text:style-name="T17">result</text:span> <text:span text:style-name="T20">name</text:span><text:span text:style-name="T4">=</text:span><text:span text:style-name="T22">"success"</text:span><text:span text:style-name="T15">&gt;</text:span><text:span text:style-name="T4">/index.php</text:span><text:span text:style-name="T15">&lt;/</text:span><text:span text:style-name="T17">result</text:span><text:span text:style-name="T15">&gt;</text:span></text:p>
      <text:p text:style-name="P44"><text:span text:style-name="T4"><text:tab/><text:tab/></text:span><text:span text:style-name="T15">&lt;/</text:span><text:span text:style-name="T17">action</text:span><text:span text:style-name="T15">&gt;</text:span></text:p>
      <text:p text:style-name="P17"/>
      <text:p text:style-name="P9">En este caso al devolver la cadena 'success' en nuestro método index el fichero que será utilizado como vista para pintar el resultado de la acción será el que se haye en view/index.php, dado que toda vista colgará del directorio view.</text:p>
      <text:p text:style-name="P9"/>
      <text:p text:style-name="P9">Lo que hemos hecho es borrar la sesión del usuario identificada con la variable $_SESSION[<text:span text:style-name="T10">'usuario'</text:span>], a continuación hemos inicializado la propiedad $usuario con un objeto de tipo Usuario con los datos en blanco y devuelto la orden de pintar la vista 'success' para esta acción.</text:p>
      <text:p text:style-name="P9"/>
      <text:p text:style-name="P9">El fichero de la vista tendrá la siguiente apariencia:</text:p>
      <text:p text:style-name="P9"/>
      <text:p text:style-name="P11"><text:span text:style-name="T15">&lt;!</text:span><text:span text:style-name="T17">DOCTYPE</text:span> <text:span text:style-name="T15">html</text:span> <text:span text:style-name="T23">PUBLIC</text:span> <text:span text:style-name="T15">"-//W3C//DTD XHTML 1.0 Transitional//EN"</text:span> <text:span text:style-name="T24">"DTD/xhtml1-transitional.dtd"</text:span><text:span text:style-name="T15">&gt;</text:span></text:p>
      <text:p text:style-name="P13"><text:span text:style-name="T15">&lt;</text:span><text:span text:style-name="T17">html</text:span> <text:span text:style-name="T20">xmlns</text:span><text:span text:style-name="T4">=</text:span><text:span text:style-name="T22">"http://www.w3.org/1999/xhtml"</text:span><text:span text:style-name="T15">&gt;</text:span></text:p>
      <text:p text:style-name="P13"><text:span text:style-name="T4"><text:tab/></text:span><text:span text:style-name="T15">&lt;</text:span><text:span text:style-name="T17">head</text:span><text:span text:style-name="T15">&gt;</text:span></text:p>
      <text:p text:style-name="P13"><text:span text:style-name="T4"><text:tab/><text:tab/></text:span><text:span text:style-name="T15">&lt;</text:span><text:span text:style-name="T17">title</text:span><text:span text:style-name="T15">&gt;</text:span><text:span text:style-name="T4">Inicio de sesi</text:span><text:span text:style-name="T21">&amp;oacute;</text:span><text:span text:style-name="T4">n - </text:span><text:span text:style-name="T25">&lt;?php</text:span><text:span text:style-name="T4"> </text:span><text:span text:style-name="T1">echo </text:span><text:span text:style-name="T4">APP_NAME; </text:span><text:span text:style-name="T25">?&gt;</text:span><text:span text:style-name="T15">&lt;/</text:span><text:span text:style-name="T17">title</text:span><text:span text:style-name="T15">&gt;</text:span></text:p>
      <text:p text:style-name="P13"><text:span text:style-name="T4"><text:tab/><text:tab/></text:span><text:span text:style-name="T25">&lt;?php</text:span><text:span text:style-name="T4"> </text:span><text:span text:style-name="T1">include </text:span><text:span text:style-name="T4">$_SESSION[</text:span><text:span text:style-name="T10">'config'</text:span><text:span text:style-name="T4">]-&gt;getPathView() </text:span></text:p>
      <text:p text:style-name="P13"><text:span text:style-name="T4"><text:tab/><text:tab/><text:tab/><text:tab/>. </text:span><text:span text:style-name="T10">'/includes/head.php'</text:span><text:span text:style-name="T4">; </text:span><text:span text:style-name="T25">?&gt;</text:span></text:p>
      <text:p text:style-name="P13"><text:span text:style-name="T4"><text:tab/></text:span><text:span text:style-name="T15">&lt;/</text:span><text:span text:style-name="T17">head</text:span><text:span text:style-name="T15">&gt;</text:span></text:p>
      <text:p text:style-name="P13"><text:span text:style-name="T4"><text:tab/></text:span><text:span text:style-name="T15">&lt;</text:span><text:span text:style-name="T17">body</text:span><text:span text:style-name="T15">&gt;</text:span></text:p>
      <text:p text:style-name="P13"><text:span text:style-name="T4"><text:tab/><text:tab/></text:span><text:span text:style-name="T15">&lt;</text:span><text:span text:style-name="T17">h1</text:span><text:span text:style-name="T15">&gt;</text:span><text:span text:style-name="T4">Inicio de sesi</text:span><text:span text:style-name="T21">&amp;oacute;</text:span><text:span text:style-name="T4">n</text:span><text:span text:style-name="T15">&lt;/</text:span><text:span text:style-name="T17">h1</text:span><text:span text:style-name="T15">&gt;</text:span></text:p>
      <text:p text:style-name="P13"><text:soft-page-break/><text:span text:style-name="T4"><text:tab/><text:tab/></text:span><text:span text:style-name="T25">&lt;?php</text:span><text:span text:style-name="T4"> </text:span><text:span text:style-name="T1">if </text:span><text:span text:style-name="T4">($error) { </text:span><text:span text:style-name="T25">?&gt;</text:span></text:p>
      <text:p text:style-name="P13"><text:span text:style-name="T4"><text:tab/><text:tab/><text:tab/></text:span><text:span text:style-name="T15">&lt;</text:span><text:span text:style-name="T17">div</text:span> <text:span text:style-name="T20">style</text:span><text:span text:style-name="T4">="</text:span><text:span text:style-name="T20">color</text:span><text:span text:style-name="T4">: </text:span><text:span text:style-name="T26">red</text:span><text:span text:style-name="T4">;"</text:span><text:span text:style-name="T15">&gt;</text:span></text:p>
      <text:p text:style-name="P13"><text:span text:style-name="T4"><text:tab/><text:tab/><text:tab/><text:tab/>Error: </text:span><text:span text:style-name="T25">&lt;?php</text:span><text:span text:style-name="T4"> </text:span><text:span text:style-name="T1">echo </text:span><text:span text:style-name="T4">$error; </text:span><text:span text:style-name="T25">?&gt;</text:span></text:p>
      <text:p text:style-name="P13"><text:span text:style-name="T4"><text:tab/><text:tab/><text:tab/></text:span><text:span text:style-name="T15">&lt;/</text:span><text:span text:style-name="T17">div</text:span><text:span text:style-name="T15">&gt;</text:span></text:p>
      <text:p text:style-name="P13"><text:span text:style-name="T4"><text:tab/><text:tab/></text:span><text:span text:style-name="T25">&lt;?php</text:span><text:span text:style-name="T4"> } </text:span><text:span text:style-name="T25">?&gt;</text:span></text:p>
      <text:p text:style-name="P13"><text:span text:style-name="T4"><text:tab/><text:tab/></text:span><text:span text:style-name="T15">&lt;</text:span><text:span text:style-name="T17">form</text:span> <text:span text:style-name="T20">action</text:span><text:span text:style-name="T4">=</text:span>"<text:span text:style-name="T25">&lt;?php</text:span><text:span text:style-name="T4"> vlink(</text:span><text:span text:style-name="T10">'login'</text:span><text:span text:style-name="T4">); </text:span><text:span text:style-name="T25">?&gt;</text:span>" <text:span text:style-name="T20">method</text:span><text:span text:style-name="T4">=</text:span><text:span text:style-name="T22">"post"</text:span><text:span text:style-name="T15">&gt;</text:span></text:p>
      <text:p text:style-name="P13"><text:span text:style-name="T4"><text:tab/><text:tab/><text:tab/></text:span><text:span text:style-name="T15">&lt;</text:span><text:span text:style-name="T17">div</text:span><text:span text:style-name="T15">&gt;</text:span></text:p>
      <text:p text:style-name="P13"><text:span text:style-name="T4"><text:tab/><text:tab/><text:tab/><text:tab/></text:span><text:span text:style-name="T15">&lt;</text:span><text:span text:style-name="T17">label</text:span> <text:span text:style-name="T20">for</text:span><text:span text:style-name="T4">=</text:span><text:span text:style-name="T22">"email"</text:span><text:span text:style-name="T15">&gt;</text:span><text:span text:style-name="T4">Correo electr</text:span><text:span text:style-name="T21">&amp;oacute;</text:span><text:span text:style-name="T4">nico:</text:span><text:span text:style-name="T15">&lt;/</text:span><text:span text:style-name="T17">label</text:span><text:span text:style-name="T15">&gt;</text:span><text:span text:style-name="T4"> </text:span></text:p>
      <text:p text:style-name="P13"><text:span text:style-name="T4"><text:tab/><text:tab/><text:tab/><text:tab/></text:span><text:span text:style-name="T15">&lt;</text:span><text:span text:style-name="T17">input</text:span> <text:span text:style-name="T20">name</text:span><text:span text:style-name="T4">=</text:span><text:span text:style-name="T22">"email"</text:span> <text:span text:style-name="T20">id</text:span><text:span text:style-name="T4">=</text:span><text:span text:style-name="T22">"email"</text:span> <text:span text:style-name="T20">type</text:span><text:span text:style-name="T4">=</text:span><text:span text:style-name="T22">"text"</text:span> <text:span text:style-name="T20">value</text:span><text:span text:style-name="T4">=</text:span>"<text:span text:style-name="T25">&lt;?php</text:span><text:span text:style-name="T4"> </text:span></text:p>
      <text:p text:style-name="P13"><text:span text:style-name="T8"><text:tab/><text:tab/><text:tab/><text:tab/><text:tab/><text:tab/></text:span><text:span text:style-name="T1">echo </text:span><text:span text:style-name="T4">$usuario-&gt;</text:span><text:span text:style-name="T10">email</text:span><text:span text:style-name="T4">; </text:span><text:span text:style-name="T25">?&gt;</text:span>" <text:span text:style-name="T15">/&gt;</text:span></text:p>
      <text:p text:style-name="P13"><text:span text:style-name="T4"><text:tab/><text:tab/><text:tab/></text:span><text:span text:style-name="T15">&lt;/</text:span><text:span text:style-name="T17">div</text:span><text:span text:style-name="T15">&gt;</text:span></text:p>
      <text:p text:style-name="P13"><text:span text:style-name="T4"><text:tab/><text:tab/><text:tab/></text:span><text:span text:style-name="T15">&lt;</text:span><text:span text:style-name="T17">div</text:span><text:span text:style-name="T15">&gt;</text:span></text:p>
      <text:p text:style-name="P13"><text:span text:style-name="T4"><text:tab/><text:tab/><text:tab/><text:tab/></text:span><text:span text:style-name="T15">&lt;</text:span><text:span text:style-name="T17">label</text:span> <text:span text:style-name="T20">for</text:span><text:span text:style-name="T4">=</text:span><text:span text:style-name="T22">"clave"</text:span><text:span text:style-name="T15">&gt;</text:span><text:span text:style-name="T4">Contrase</text:span><text:span text:style-name="T21">&amp;ntilde;</text:span><text:span text:style-name="T4">a:</text:span><text:span text:style-name="T15">&lt;/</text:span><text:span text:style-name="T17">label</text:span><text:span text:style-name="T15">&gt;</text:span><text:span text:style-name="T4"> </text:span></text:p>
      <text:p text:style-name="P13"><text:span text:style-name="T4"><text:tab/><text:tab/><text:tab/><text:tab/></text:span><text:span text:style-name="T15">&lt;</text:span><text:span text:style-name="T17">input</text:span> <text:span text:style-name="T20">name</text:span><text:span text:style-name="T4">=</text:span><text:span text:style-name="T22">"clave"</text:span> <text:span text:style-name="T20">id</text:span><text:span text:style-name="T4">=</text:span><text:span text:style-name="T22">"clave"</text:span> <text:span text:style-name="T20">type</text:span><text:span text:style-name="T4">=</text:span><text:span text:style-name="T22">"password"</text:span> </text:p>
      <text:p text:style-name="P13"><text:span text:style-name="T20"><text:tab/><text:tab/><text:tab/><text:tab/><text:tab/><text:tab/>value</text:span><text:span text:style-name="T4">=</text:span><text:span text:style-name="T22">""</text:span> <text:span text:style-name="T15">/&gt;</text:span></text:p>
      <text:p text:style-name="P13"><text:span text:style-name="T4"><text:tab/><text:tab/><text:tab/></text:span><text:span text:style-name="T15">&lt;/</text:span><text:span text:style-name="T17">div</text:span><text:span text:style-name="T15">&gt;</text:span></text:p>
      <text:p text:style-name="P13"><text:span text:style-name="T4"><text:tab/><text:tab/><text:tab/></text:span><text:span text:style-name="T15">&lt;</text:span><text:span text:style-name="T17">div</text:span><text:span text:style-name="T15">&gt;</text:span></text:p>
      <text:p text:style-name="P13"><text:span text:style-name="T4"><text:tab/><text:tab/><text:tab/><text:tab/></text:span><text:span text:style-name="T15">&lt;</text:span><text:span text:style-name="T17">input</text:span> <text:span text:style-name="T20">type</text:span><text:span text:style-name="T4">=</text:span><text:span text:style-name="T22">"submit"</text:span> <text:span text:style-name="T20">value</text:span><text:span text:style-name="T4">=</text:span><text:span text:style-name="T22">"Entrar"</text:span> <text:span text:style-name="T15">/&gt;</text:span></text:p>
      <text:p text:style-name="P13"><text:span text:style-name="T4"><text:tab/><text:tab/><text:tab/></text:span><text:span text:style-name="T15">&lt;/</text:span><text:span text:style-name="T17">div</text:span><text:span text:style-name="T15">&gt;</text:span></text:p>
      <text:p text:style-name="P13"><text:span text:style-name="T4"><text:tab/><text:tab/></text:span><text:span text:style-name="T15">&lt;/</text:span><text:span text:style-name="T17">form</text:span><text:span text:style-name="T15">&gt;</text:span></text:p>
      <text:p text:style-name="P13"><text:span text:style-name="T4"><text:tab/><text:tab/></text:span><text:span text:style-name="T15">&lt;</text:span><text:span text:style-name="T17">script</text:span> <text:span text:style-name="T20">type</text:span><text:span text:style-name="T4">=</text:span><text:span text:style-name="T22">"text/javascript"</text:span><text:span text:style-name="T15">&gt;</text:span></text:p>
      <text:p text:style-name="P13"><text:span text:style-name="T4"><text:tab/><text:tab/><text:tab/>document.getElementById(</text:span><text:span text:style-name="T21">'email'</text:span><text:span text:style-name="T4">).focus();</text:span></text:p>
      <text:p text:style-name="P13"><text:span text:style-name="T4"><text:tab/><text:tab/></text:span><text:span text:style-name="T15">&lt;/</text:span><text:span text:style-name="T17">script</text:span><text:span text:style-name="T15">&gt;</text:span></text:p>
      <text:p text:style-name="P13"><text:span text:style-name="T4"><text:tab/></text:span><text:span text:style-name="T15">&lt;/</text:span><text:span text:style-name="T17">body</text:span><text:span text:style-name="T15">&gt;</text:span></text:p>
      <text:p text:style-name="P13"><text:span text:style-name="T15">&lt;/</text:span><text:span text:style-name="T17">html</text:span><text:span text:style-name="T15">&gt;</text:span></text:p>
      <text:p text:style-name="P17"/>
      <text:p text:style-name="P9">Vamos a describir por partes este fichero:</text:p>
      <text:p text:style-name="P9"/>
      <text:p text:style-name="P9">Primero tenemos las líneas de cabecera típicas del HTML, en nuestro caso nos hemos decantado por usar el nivel de implementación XHTML 1.0.</text:p>
      <text:p text:style-name="P9"/>
      <text:p text:style-name="P9">Luego podemos ver que la etiqueta title contiene una orden de PHP para indicar la constante APP_NAME, que hemos definido en el fichero de configuración config/context.php.</text:p>
      <text:p text:style-name="P9"/>
      <text:p text:style-name="P11"><text:span text:style-name="T25">&lt;?php</text:span> <text:span text:style-name="T1">echo </text:span>APP_NAME; <text:span text:style-name="T25">?&gt;</text:span></text:p>
      <text:p text:style-name="P9"/>
      <text:p text:style-name="P9">Lo siguiente es una directiva para incluir el contenido de otra vista, en este caso un fichero llamado head.php que habremos creado en el directorio includes, directorio éste donde colocaremos nuestras vistas parciales, es decir, para incluir en otras vistas.</text:p>
      <text:p text:style-name="P9"/>
      <text:p text:style-name="P13"><text:span text:style-name="T25">&lt;?php</text:span><text:span text:style-name="T4"> </text:span><text:span text:style-name="T1">include </text:span><text:span text:style-name="T4">$_SESSION[</text:span><text:span text:style-name="T10">'config'</text:span><text:span text:style-name="T4">]-&gt;getPathView() . </text:span><text:span text:style-name="T10">'/includes/head.php'</text:span><text:span text:style-name="T4">; </text:span><text:span text:style-name="T25">?&gt;</text:span></text:p>
      <text:p text:style-name="P9"/>
      <text:p text:style-name="P9">Véase que hemos utilizado una variable de sesión llamada $_SESSION['config'], que se trata de un objeto de la clase Config que se crea automáticamente y el método getPathView que devuelve la ruta donde se encuentran los ficheros de las vistas.</text:p>
      <text:p text:style-name="P9">Este fichero podrá contener código HTML para incluir en la etiqueta head, como llamadas a hojas de estilo, código javascript, etc.</text:p>
      <text:p text:style-name="P9"/>
      <text:p text:style-name="P9">El siguiente código interesante es el uso de la variable $error:</text:p>
      <text:p text:style-name="P9"/>
      <text:p text:style-name="P13"><text:span text:style-name="T25">&lt;?php</text:span><text:span text:style-name="T4"> </text:span><text:span text:style-name="T1">if </text:span><text:span text:style-name="T4">($error) { </text:span><text:span text:style-name="T25">?&gt;</text:span></text:p>
      <text:p text:style-name="P13"><text:span text:style-name="T4"><text:tab/></text:span><text:span text:style-name="T15">&lt;</text:span><text:span text:style-name="T17">div</text:span> <text:span text:style-name="T20">style</text:span><text:span text:style-name="T4">="</text:span><text:span text:style-name="T20">color</text:span><text:span text:style-name="T4">: </text:span><text:span text:style-name="T26">red</text:span><text:span text:style-name="T4">;"</text:span><text:span text:style-name="T15">&gt;</text:span></text:p>
      <text:p text:style-name="P13"><text:span text:style-name="T4"><text:tab/><text:tab/>Error: </text:span><text:span text:style-name="T25">&lt;?php</text:span><text:span text:style-name="T4"> </text:span><text:span text:style-name="T1">echo </text:span><text:span text:style-name="T4">$error; </text:span><text:span text:style-name="T25">?&gt;</text:span></text:p>
      <text:p text:style-name="P13"><text:span text:style-name="T4"><text:tab/></text:span><text:span text:style-name="T15">&lt;/</text:span><text:span text:style-name="T17">div</text:span><text:span text:style-name="T15">&gt;</text:span></text:p>
      <text:p text:style-name="P11"><text:span text:style-name="T25">&lt;?php</text:span> } <text:span text:style-name="T25">?&gt;</text:span></text:p>
      <text:p text:style-name="P18"/>
      <text:p text:style-name="P9"/>
      <text:p text:style-name="P45">Lo que hacemos es simplemente preguntar si contiene algún texto esta variable $error, y en tal caso, mostramos una etiqueta div que lo pinte.</text:p>
      <text:p text:style-name="P9">Para indicar un error en esta variable basta con hacerlo dentro del código de nuestro action, como se indica a continuación en este action de ejemplo:</text:p>
      <text:p text:style-name="P9"/>
      <text:p text:style-name="P11"><text:span text:style-name="T1">public function </text:span>mostrar_error()</text:p>
      <text:p text:style-name="P11">{</text:p>
      <text:p text:style-name="P13"><text:span text:style-name="T4"><text:tab/>$this-&gt;</text:span><text:span text:style-name="T10">error</text:span><text:span text:style-name="T4"> = </text:span><text:span text:style-name="T10">'Mostrar este mensaje de error'</text:span><text:span text:style-name="T4">;</text:span></text:p>
      <text:p text:style-name="P13"><text:span text:style-name="T4"><text:tab/></text:span><text:span text:style-name="T1">return </text:span><text:span text:style-name="T10">'success'</text:span><text:span text:style-name="T4">;</text:span></text:p>
      <text:p text:style-name="P11">}</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2T17:15:00.32</meta:creation-date>
    <dc:date>2012-07-11T17:50:20.87</dc:date>
    <meta:editing-duration>PT6H9M56S</meta:editing-duration>
    <meta:editing-cycles>134</meta:editing-cycles>
    <meta:generator>OpenOffice.org/3.4$Win32 OpenOffice.org_project/340m1$Build-9590</meta:generator>
    <meta:document-statistic meta:table-count="0" meta:image-count="0" meta:object-count="0" meta:page-count="12" meta:paragraph-count="409" meta:word-count="3428" meta:character-count="23787"/>
  </office:meta>
</office:document-meta>
</file>